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8807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839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1764in"/>
    </style:style>
    <style:style style:name="co13" style:family="table-column">
      <style:table-column-properties fo:break-before="auto" style:column-width="1.60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98in" fo:break-before="page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ta1" style:family="table" style:master-page-name="PageStyle_5f_N_b0_1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N_b0_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1.7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none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4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40">
      <style:table-cell-properties style:glyph-orientation-vertical="0" fo:background-color="#f0f0f0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none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40">
      <style:table-cell-properties style:glyph-orientation-vertical="0" fo:border-bottom="0.74pt solid #1a1a1a" fo:background-color="#f0f0f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4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none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none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none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none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glyph-orientation-vertical="0" fo:border-bottom="0.74pt solid #1a1a1a" fo:background-color="#ffcc99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style:glyph-orientation-vertical="0" fo:border-bottom="1.76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40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40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8" style:family="table-cell" style:parent-style-name="Default" style:data-style-name="N140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4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140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 style:data-style-name="N140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 style:data-style-name="N14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 style:data-style-name="N140">
      <style:table-cell-properties style:glyph-orientation-vertical="0" fo:background-color="#ff9900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140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 style:data-style-name="N140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 style:data-style-name="N140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140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 style:data-style-name="N140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1a1a1a" fo:background-color="#ff9900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8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0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1.76pt solid #1a1a1a" style:direction="ltr" fo:padding="0.028in" fo:border-right="1.76pt solid #1a1a1a" style:rotation-angle="0" style:rotation-align="none" style:shrink-to-fit="false" fo:border-top="0.74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 style:data-style-name="N1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57" style:family="table-cell" style:parent-style-name="Default" style:data-style-name="N1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58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0" style:family="table-cell" style:parent-style-name="Default" style:data-style-name="N1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1" style:family="table-cell" style:parent-style-name="Default" style:data-style-name="N1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2" style:family="table-cell" style:parent-style-name="Default" style:data-style-name="N1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3" style:family="table-cell" style:parent-style-name="Default" style:data-style-name="N140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none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 style:data-style-name="N140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6" style:family="table-cell" style:parent-style-name="Default" style:data-style-name="N140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 style:data-style-name="N1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8" style:family="table-cell" style:parent-style-name="Default" style:data-style-name="N1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69" style:family="table-cell" style:parent-style-name="Default" style:data-style-name="N1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70" style:family="table-cell" style:parent-style-name="Default" style:data-style-name="N140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1" style:family="table-cell" style:parent-style-name="Default" style:data-style-name="N140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none" style:direction="ltr" fo:padding="0.028in" fo:border-right="1.76pt solid #1a1a1a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in" style:writing-mode="page"/>
    </style:style>
    <style:style style:name="ce172" style:family="table-cell" style:parent-style-name="Default" style:data-style-name="N140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none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3" style:family="table-cell" style:parent-style-name="Default" style:data-style-name="N140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 style:data-style-name="N140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 style:data-style-name="N140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6" style:family="table-cell" style:parent-style-name="Default" style:data-style-name="N1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77" style:family="table-cell" style:parent-style-name="Default" style:data-style-name="N1">
      <style:table-cell-properties style:glyph-orientation-vertical="0" fo:border-bottom="0.74pt solid #1a1a1a" fo:background-color="#ff9900" style:diagonal-bl-tr="none" style:diagonal-tl-br="none" style:text-align-source="fix" style:repeat-content="false" fo:wrap-option="no-wrap" fo:border-left="none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7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 style:data-style-name="N1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80" style:family="table-cell" style:parent-style-name="Default" style:data-style-name="N1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1.76pt solid #1a1a1a" style:direction="ltr" fo:padding="0.028in" fo:border-right="0.74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83" style:family="table-cell" style:parent-style-name="Default">
      <style:table-cell-properties style:glyph-orientation-vertical="0" fo:border-bottom="0.74pt solid #1a1a1a" fo:background-color="#ffcc00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 style:data-style-name="N1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28in" fo:border-right="1.76pt solid #1a1a1a" style:rotation-angle="0" style:rotation-align="none" style:shrink-to-fit="false" fo:border-top="0.74pt solid #1a1a1a" style:vertical-align="automatic" style:vertical-justify="auto"/>
      <style:paragraph-properties fo:text-align="center" css3t:text-justify="auto" fo:margin-left="0in" style:writing-mode="page"/>
    </style:style>
    <style:style style:name="ce1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use-regular-expressions="false"/>
      <table:table table:name="N°1" table:style-name="ta1" table:print-ranges="'N°1'.A1:'N°1'.M64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number-columns-repeated="2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6" table:number-columns-repeated="2" table:default-cell-style-name="ce18"/>
        <table:table-column table:style-name="co7" table:default-cell-style-name="ce18"/>
        <table:table-column table:style-name="co8" table:number-columns-repeated="244" table:default-cell-style-name="ce4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CULTURE</text:p>
          </table:table-cell>
          <table:table-cell table:style-name="ce10" office:value-type="string" calcext:value-type="string" table:number-columns-spanned="6" table:number-rows-spanned="1">
            <text:p>Culture sous abris </text:p>
          </table:table-cell>
          <table:covered-table-cell table:number-columns-repeated="4" table:style-name="ce19"/>
          <table:covered-table-cell table:style-name="ce28"/>
          <table:table-cell table:style-name="ce35" office:value-type="string" calcext:value-type="string" table:number-columns-spanned="6" table:number-rows-spanned="1">
            <text:p>Culture plein champs</text:p>
          </table:table-cell>
          <table:covered-table-cell table:number-columns-repeated="4" table:style-name="ce19"/>
          <table:covered-table-cell table:style-name="ce40"/>
          <table:table-cell table:style-name="ce42"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Cultures</text:p>
          </table:table-cell>
          <table:table-cell table:style-name="ce11" office:value-type="string" calcext:value-type="string" table:number-columns-spanned="6" table:number-rows-spanned="1">
            <text:p>Abris froids</text:p>
          </table:table-cell>
          <table:covered-table-cell table:number-columns-repeated="4" table:style-name="ce20"/>
          <table:covered-table-cell table:style-name="ce29"/>
          <table:table-cell table:style-name="ce11" office:value-type="string" calcext:value-type="string" table:number-columns-spanned="6" table:number-rows-spanned="1">
            <text:p>Plein champ</text:p>
          </table:table-cell>
          <table:covered-table-cell table:number-columns-repeated="4" table:style-name="ce20"/>
          <table:covered-table-cell table:style-name="ce29"/>
          <table:table-cell table:style-name="ce42" table:number-columns-repeated="1011"/>
        </table:table-row>
        <table:table-row table:style-name="ro1">
          <table:covered-table-cell table:style-name="ce3"/>
          <table:table-cell table:style-name="ce12" office:value-type="string" calcext:value-type="string" table:number-columns-spanned="2" table:number-rows-spanned="1">
            <text:p>Semis</text:p>
          </table:table-cell>
          <table:covered-table-cell table:style-name="ce21"/>
          <table:table-cell table:style-name="ce26" office:value-type="string" calcext:value-type="string" table:number-columns-spanned="2" table:number-rows-spanned="1">
            <text:p>Plantation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Récolte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Semis</text:p>
          </table:table-cell>
          <table:covered-table-cell table:style-name="ce21"/>
          <table:table-cell table:style-name="ce26" office:value-type="string" calcext:value-type="string" table:number-columns-spanned="2" table:number-rows-spanned="1">
            <text:p>Plantation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Récolte</text:p>
          </table:table-cell>
          <table:covered-table-cell table:style-name="ce30"/>
          <table:table-cell table:style-name="ce42" table:number-columns-repeated="1011"/>
        </table:table-row>
        <table:table-row table:style-name="ro1">
          <table:covered-table-cell table:style-name="ce4"/>
          <table:table-cell table:style-name="ce13" office:value-type="string" calcext:value-type="string">
            <text:p>Début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ébut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ébut</text:p>
          </table:table-cell>
          <table:table-cell table:style-name="ce31" office:value-type="string" calcext:value-type="string">
            <text:p>Fin</text:p>
          </table:table-cell>
          <table:table-cell table:style-name="ce13" office:value-type="string" calcext:value-type="string">
            <text:p>Début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ébut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ébut</text:p>
          </table:table-cell>
          <table:table-cell table:style-name="ce31" office:value-type="string" calcext:value-type="string">
            <text:p>Fin</text:p>
          </table:table-cell>
          <table:table-cell table:style-name="ce42" table:number-columns-repeated="1011"/>
        </table:table-row>
        <table:table-row table:style-name="ro1">
          <table:table-cell table:style-name="ce5" office:value-type="string" calcext:value-type="string">
            <text:p>Ail d'automne</text:p>
          </table:table-cell>
          <table:table-cell table:style-name="ce14"/>
          <table:table-cell table:style-name="ce23" table:number-columns-repeated="4"/>
          <table:table-cell table:style-name="ce32"/>
          <table:table-cell table:style-name="ce36"/>
          <table:table-cell table:style-name="ce23"/>
          <table:table-cell table:style-name="ce23" office:value-type="date" office:date-value="2001-10-01" calcext:value-type="date">
            <text:p>1-Oct</text:p>
          </table:table-cell>
          <table:table-cell table:style-name="ce23" office:value-type="date" office:date-value="2001-11-30" calcext:value-type="date">
            <text:p>30-Nov</text:p>
          </table:table-cell>
          <table:table-cell table:style-name="ce23" office:value-type="date" office:date-value="2001-06-10" calcext:value-type="date">
            <text:p>10-Jun</text:p>
          </table:table-cell>
          <table:table-cell table:style-name="ce32" office:value-type="date" office:date-value="2001-07-30" calcext:value-type="date">
            <text:p>30-Jul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Ail de printemps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/>
          <table:table-cell table:style-name="ce24" office:value-type="date" office:date-value="2001-02-15" calcext:value-type="date">
            <text:p>15-Feb</text:p>
          </table:table-cell>
          <table:table-cell table:style-name="ce24" office:value-type="date" office:date-value="2001-03-15" calcext:value-type="date">
            <text:p>15-Mar</text:p>
          </table:table-cell>
          <table:table-cell table:style-name="ce24" office:value-type="date" office:date-value="2001-06-10" calcext:value-type="date">
            <text:p>10-Jun</text:p>
          </table:table-cell>
          <table:table-cell table:style-name="ce33" office:value-type="date" office:date-value="2001-07-30" calcext:value-type="date">
            <text:p>30-Jul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Artichaut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/>
          <table:table-cell table:style-name="ce25" office:value-type="date" office:date-value="2001-04-15" calcext:value-type="date">
            <text:p>15-Apr</text:p>
          </table:table-cell>
          <table:table-cell table:style-name="ce25" office:value-type="date" office:date-value="2001-08-15" calcext:value-type="date">
            <text:p>15-Aug</text:p>
          </table:table-cell>
          <table:table-cell table:style-name="ce25" office:value-type="string" calcext:value-type="string">
            <text:p>juillet</text:p>
          </table:table-cell>
          <table:table-cell table:style-name="ce34" office:value-type="string" calcext:value-type="string">
            <text:p>novembre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Asperge</text:p>
          </table:table-cell>
          <table:table-cell table:style-name="ce15"/>
          <table:table-cell table:style-name="ce24"/>
          <table:table-cell table:style-name="ce24" office:value-type="date" office:date-value="2003-04-01" calcext:value-type="date">
            <text:p>1-Apr</text:p>
          </table:table-cell>
          <table:table-cell table:style-name="ce24" office:value-type="date" office:date-value="2003-04-30" calcext:value-type="date">
            <text:p>30-Apr</text:p>
          </table:table-cell>
          <table:table-cell table:style-name="ce24" office:value-type="date" office:date-value="2003-03-15" calcext:value-type="date">
            <text:p>15-Mar</text:p>
          </table:table-cell>
          <table:table-cell table:style-name="ce33" office:value-type="date" office:date-value="2003-05-01" calcext:value-type="date">
            <text:p>1-May</text:p>
          </table:table-cell>
          <table:table-cell table:style-name="ce37"/>
          <table:table-cell table:style-name="ce24"/>
          <table:table-cell table:style-name="ce24" office:value-type="date" office:date-value="2002-04-01" calcext:value-type="date">
            <text:p>1-Apr</text:p>
          </table:table-cell>
          <table:table-cell table:style-name="ce24" office:value-type="date" office:date-value="2001-04-30" calcext:value-type="date">
            <text:p>30-Apr</text:p>
          </table:table-cell>
          <table:table-cell table:style-name="ce24" office:value-type="date" office:date-value="2001-04-15" calcext:value-type="date">
            <text:p>15-Apr</text:p>
          </table:table-cell>
          <table:table-cell table:style-name="ce33" office:value-type="date" office:date-value="2001-06-15" calcext:value-type="date">
            <text:p>15-Jun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Aubergine</text:p>
          </table:table-cell>
          <table:table-cell table:style-name="ce16"/>
          <table:table-cell table:style-name="ce25"/>
          <table:table-cell table:style-name="ce25" office:value-type="date" office:date-value="2003-04-01" calcext:value-type="date">
            <text:p>1-Apr</text:p>
          </table:table-cell>
          <table:table-cell table:style-name="ce25" office:value-type="date" office:date-value="2003-05-15" calcext:value-type="date">
            <text:p>15-May</text:p>
          </table:table-cell>
          <table:table-cell table:style-name="ce25" office:value-type="date" office:date-value="2003-06-20" calcext:value-type="date">
            <text:p>20-Jun</text:p>
          </table:table-cell>
          <table:table-cell table:style-name="ce34" office:value-type="date" office:date-value="2003-10-30" calcext:value-type="date">
            <text:p>30-Oct</text:p>
          </table:table-cell>
          <table:table-cell table:style-name="ce38"/>
          <table:table-cell table:style-name="ce25"/>
          <table:table-cell table:style-name="ce25" office:value-type="date" office:date-value="2003-05-15" calcext:value-type="date">
            <text:p>15-May</text:p>
          </table:table-cell>
          <table:table-cell table:style-name="ce25" office:value-type="date" office:date-value="2003-05-30" calcext:value-type="date">
            <text:p>30-May</text:p>
          </table:table-cell>
          <table:table-cell table:style-name="ce25" office:value-type="date" office:date-value="2003-08-15" calcext:value-type="date">
            <text:p>15-Aug</text:p>
          </table:table-cell>
          <table:table-cell table:style-name="ce34" office:value-type="date" office:date-value="2003-10-15" calcext:value-type="date">
            <text:p>15-Oct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<text:s/>Betterave primeur</text:p>
          </table:table-cell>
          <table:table-cell table:style-name="ce15" office:value-type="date" office:date-value="2001-02-15" calcext:value-type="date">
            <text:p>15-Feb</text:p>
          </table:table-cell>
          <table:table-cell table:style-name="ce24" office:value-type="date" office:date-value="2001-03-30" calcext:value-type="date">
            <text:p>30-Mar</text:p>
          </table:table-cell>
          <table:table-cell table:style-name="ce24" table:number-columns-repeated="2"/>
          <table:table-cell table:style-name="ce24" office:value-type="date" office:date-value="2001-06-15" calcext:value-type="date">
            <text:p>15-Jun</text:p>
          </table:table-cell>
          <table:table-cell table:style-name="ce33" office:value-type="date" office:date-value="2001-08-30" calcext:value-type="date">
            <text:p>30-Aug</text:p>
          </table:table-cell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Betterave d'été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4-01" calcext:value-type="date">
            <text:p>1-Apr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table:number-columns-repeated="2"/>
          <table:table-cell table:style-name="ce25" office:value-type="date" office:date-value="2001-08-01" calcext:value-type="date">
            <text:p>1-Aug</text:p>
          </table:table-cell>
          <table:table-cell table:style-name="ce34" office:value-type="string" calcext:value-type="string">
            <text:p>Conserv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Betterave de saison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5-01" calcext:value-type="date">
            <text:p>1-May</text:p>
          </table:table-cell>
          <table:table-cell table:style-name="ce24" office:value-type="date" office:date-value="2001-07-15" calcext:value-type="date">
            <text:p>15-Jul</text:p>
          </table:table-cell>
          <table:table-cell table:style-name="ce24" table:number-columns-repeated="2"/>
          <table:table-cell table:style-name="ce24" office:value-type="date" office:date-value="2001-09-01" calcext:value-type="date">
            <text:p>1-Sep</text:p>
          </table:table-cell>
          <table:table-cell table:style-name="ce33" office:value-type="string" calcext:value-type="string">
            <text:p>Conserv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Blette</text:p>
          </table:table-cell>
          <table:table-cell table:style-name="ce16" office:value-type="date" office:date-value="2003-09-01" calcext:value-type="date">
            <text:p>1-Sep</text:p>
          </table:table-cell>
          <table:table-cell table:style-name="ce25" office:value-type="date" office:date-value="2001-02-01" calcext:value-type="date">
            <text:p>1-Feb</text:p>
          </table:table-cell>
          <table:table-cell table:style-name="ce25" table:number-columns-repeated="2"/>
          <table:table-cell table:style-name="ce25" office:value-type="date" office:date-value="2003-10-15" calcext:value-type="date">
            <text:p>15-Oct</text:p>
          </table:table-cell>
          <table:table-cell table:style-name="ce34" office:value-type="date" office:date-value="2001-04-01" calcext:value-type="date">
            <text:p>1-Apr</text:p>
          </table:table-cell>
          <table:table-cell table:style-name="ce38" office:value-type="date" office:date-value="2001-04-01" calcext:value-type="date">
            <text:p>1-Apr</text:p>
          </table:table-cell>
          <table:table-cell table:style-name="ce25" office:value-type="date" office:date-value="2001-06-01" calcext:value-type="date">
            <text:p>1-Jun</text:p>
          </table:table-cell>
          <table:table-cell table:style-name="ce25" table:number-columns-repeated="2"/>
          <table:table-cell table:style-name="ce25" office:value-type="date" office:date-value="2001-06-01" calcext:value-type="date">
            <text:p>1-Jun</text:p>
          </table:table-cell>
          <table:table-cell table:style-name="ce34" office:value-type="date" office:date-value="2001-08-01" calcext:value-type="date">
            <text:p>1-Aug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arotte primeur</text:p>
          </table:table-cell>
          <table:table-cell table:style-name="ce15" office:value-type="date" office:date-value="2001-01-01" calcext:value-type="date">
            <text:p>1-Jan</text:p>
          </table:table-cell>
          <table:table-cell table:style-name="ce24" office:value-type="date" office:date-value="2001-02-28" calcext:value-type="date">
            <text:p>28-Feb</text:p>
          </table:table-cell>
          <table:table-cell table:style-name="ce24" table:number-columns-repeated="2"/>
          <table:table-cell table:style-name="ce24" office:value-type="date" office:date-value="2001-05-01" calcext:value-type="date">
            <text:p>1-May</text:p>
          </table:table-cell>
          <table:table-cell table:style-name="ce33" office:value-type="date" office:date-value="2001-06-30" calcext:value-type="date">
            <text:p>30-Jun</text:p>
          </table:table-cell>
          <table:table-cell table:style-name="ce37" office:value-type="date" office:date-value="2003-02-15" calcext:value-type="date">
            <text:p>15-Feb</text:p>
          </table:table-cell>
          <table:table-cell table:style-name="ce24" office:value-type="date" office:date-value="2003-03-15" calcext:value-type="date">
            <text:p>15-Mar</text:p>
          </table:table-cell>
          <table:table-cell table:style-name="ce24"/>
          <table:table-cell table:style-name="ce39"/>
          <table:table-cell table:style-name="ce39" office:value-type="date" office:date-value="2001-06-01" calcext:value-type="date">
            <text:p>1-Jun</text:p>
          </table:table-cell>
          <table:table-cell table:style-name="ce41" office:value-type="date" office:date-value="2001-08-01" calcext:value-type="date">
            <text:p>1-Aug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arotte d'été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3-03-15" calcext:value-type="date">
            <text:p>15-Mar</text:p>
          </table:table-cell>
          <table:table-cell table:style-name="ce25" office:value-type="date" office:date-value="2003-05-15" calcext:value-type="date">
            <text:p>15-May</text:p>
          </table:table-cell>
          <table:table-cell table:style-name="ce25" table:number-columns-repeated="2"/>
          <table:table-cell table:style-name="ce25" office:value-type="date" office:date-value="2001-07-01" calcext:value-type="date">
            <text:p>1-Jul</text:p>
          </table:table-cell>
          <table:table-cell table:style-name="ce34" office:value-type="date" office:date-value="2001-09-15" calcext:value-type="date">
            <text:p>15-Sep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arotte conservation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 office:value-type="date" office:date-value="2001-06-30" calcext:value-type="date">
            <text:p>30-Jun</text:p>
          </table:table-cell>
          <table:table-cell table:style-name="ce24" table:number-columns-repeated="2"/>
          <table:table-cell table:style-name="ce24" office:value-type="date" office:date-value="2001-09-01" calcext:value-type="date">
            <text:p>1-Sep</text:p>
          </table:table-cell>
          <table:table-cell table:style-name="ce33" office:value-type="date" office:date-value="2001-12-31" calcext:value-type="date">
            <text:p>31-Dec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éleri branche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/>
          <table:table-cell table:style-name="ce25" office:value-type="date" office:date-value="2003-05-01" calcext:value-type="date">
            <text:p>1-May</text:p>
          </table:table-cell>
          <table:table-cell table:style-name="ce25" office:value-type="date" office:date-value="2003-06-30" calcext:value-type="date">
            <text:p>30-Jun</text:p>
          </table:table-cell>
          <table:table-cell table:style-name="ce25" office:value-type="date" office:date-value="2003-08-01" calcext:value-type="date">
            <text:p>1-Aug</text:p>
          </table:table-cell>
          <table:table-cell table:style-name="ce34" office:value-type="date" office:date-value="2003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éleri rave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3-01" calcext:value-type="date">
            <text:p>1-Mar</text:p>
          </table:table-cell>
          <table:table-cell table:style-name="ce24" office:value-type="date" office:date-value="2001-04-15" calcext:value-type="date">
            <text:p>15-Apr</text:p>
          </table:table-cell>
          <table:table-cell table:style-name="ce24" office:value-type="date" office:date-value="2003-05-15" calcext:value-type="date">
            <text:p>15-May</text:p>
          </table:table-cell>
          <table:table-cell table:style-name="ce24" office:value-type="date" office:date-value="2003-06-15" calcext:value-type="date">
            <text:p>15-Jun</text:p>
          </table:table-cell>
          <table:table-cell table:style-name="ce2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hicorées sauvages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3-07-15" calcext:value-type="date">
            <text:p>15-Jul</text:p>
          </table:table-cell>
          <table:table-cell table:style-name="ce25" office:value-type="date" office:date-value="2003-07-31" calcext:value-type="date">
            <text:p>31-Jul</text:p>
          </table:table-cell>
          <table:table-cell table:style-name="ce25" table:number-columns-repeated="2"/>
          <table:table-cell table:style-name="ce25" office:value-type="date" office:date-value="2003-10-01" calcext:value-type="date">
            <text:p>1-Oct</text:p>
          </table:table-cell>
          <table:table-cell table:style-name="ce34" office:value-type="date" office:date-value="2003-11-15" calcext:value-type="date">
            <text:p>15-Nov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houx brocoli</text:p>
          </table:table-cell>
          <table:table-cell table:style-name="ce15" office:value-type="date" office:date-value="2001-01-01" calcext:value-type="date">
            <text:p>1-Jan</text:p>
          </table:table-cell>
          <table:table-cell table:style-name="ce24" office:value-type="date" office:date-value="2001-01-15" calcext:value-type="date">
            <text:p>15-Jan</text:p>
          </table:table-cell>
          <table:table-cell table:style-name="ce24" office:value-type="date" office:date-value="2001-02-01" calcext:value-type="date">
            <text:p>1-Feb</text:p>
          </table:table-cell>
          <table:table-cell table:style-name="ce24" office:value-type="date" office:date-value="2001-02-15" calcext:value-type="date">
            <text:p>15-Feb</text:p>
          </table:table-cell>
          <table:table-cell table:style-name="ce24" office:value-type="date" office:date-value="2001-05-01" calcext:value-type="date">
            <text:p>1-May</text:p>
          </table:table-cell>
          <table:table-cell table:style-name="ce33"/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hou brocoli (bache)</text:p>
          </table:table-cell>
          <table:table-cell table:style-name="ce16" office:value-type="date" office:date-value="2001-02-01" calcext:value-type="date">
            <text:p>1-Feb</text:p>
          </table:table-cell>
          <table:table-cell table:style-name="ce25"/>
          <table:table-cell table:style-name="ce25" office:value-type="date" office:date-value="2001-03-01" calcext:value-type="date">
            <text:p>1-Mar</text:p>
          </table:table-cell>
          <table:table-cell table:style-name="ce25"/>
          <table:table-cell table:style-name="ce25" office:value-type="date" office:date-value="2001-05-15" calcext:value-type="date">
            <text:p>15-May</text:p>
          </table:table-cell>
          <table:table-cell table:style-name="ce34" office:value-type="date" office:date-value="2001-06-15" calcext:value-type="date">
            <text:p>15-Jun</text:p>
          </table:table-cell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hou brocoli 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3-30" calcext:value-type="date">
            <text:p>30-Mar</text:p>
          </table:table-cell>
          <table:table-cell table:style-name="ce24" office:value-type="date" office:date-value="2001-07-15" calcext:value-type="date">
            <text:p>15-Jul</text:p>
          </table:table-cell>
          <table:table-cell table:style-name="ce24" office:value-type="date" office:date-value="2001-04-30" calcext:value-type="date">
            <text:p>30-Apr</text:p>
          </table:table-cell>
          <table:table-cell table:style-name="ce24" office:value-type="date" office:date-value="2001-08-31" calcext:value-type="date">
            <text:p>31-Aug</text:p>
          </table:table-cell>
          <table:table-cell table:style-name="ce24" office:value-type="date" office:date-value="2001-06-01" calcext:value-type="date">
            <text:p>1-Jun</text:p>
          </table:table-cell>
          <table:table-cell table:style-name="ce33" office:value-type="string" calcext:value-type="string">
            <text:p>gelée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hou de Bruxelles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/>
          <table:table-cell table:style-name="ce25" office:value-type="date" office:date-value="2003-05-01" calcext:value-type="date">
            <text:p>1-May</text:p>
          </table:table-cell>
          <table:table-cell table:style-name="ce25" office:value-type="date" office:date-value="2003-06-15" calcext:value-type="date">
            <text:p>15-Jun</text:p>
          </table:table-cell>
          <table:table-cell table:style-name="ce25" office:value-type="date" office:date-value="2003-10-01" calcext:value-type="date">
            <text:p>1-Oct</text:p>
          </table:table-cell>
          <table:table-cell table:style-name="ce34" office:value-type="date" office:date-value="2003-03-01" calcext:value-type="date">
            <text:p>1-Mar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hou-fleur</text:p>
          </table:table-cell>
          <table:table-cell table:style-name="ce15" office:value-type="date" office:date-value="2001-01-01" calcext:value-type="date">
            <text:p>1-Jan</text:p>
          </table:table-cell>
          <table:table-cell table:style-name="ce24"/>
          <table:table-cell table:style-name="ce24" office:value-type="date" office:date-value="2001-03-01" calcext:value-type="date">
            <text:p>1-Mar</text:p>
          </table:table-cell>
          <table:table-cell table:style-name="ce24"/>
          <table:table-cell table:style-name="ce24" office:value-type="date" office:date-value="2001-05-31" calcext:value-type="date">
            <text:p>31-May</text:p>
          </table:table-cell>
          <table:table-cell table:style-name="ce33" office:value-type="date" office:date-value="2001-06-15" calcext:value-type="date">
            <text:p>15-Jun</text:p>
          </table:table-cell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hou-fleur</text:p>
          </table:table-cell>
          <table:table-cell table:style-name="ce16" office:value-type="date" office:date-value="2001-01-15" calcext:value-type="date">
            <text:p>15-Jan</text:p>
          </table:table-cell>
          <table:table-cell table:style-name="ce25" office:value-type="date" office:date-value="2001-02-28" calcext:value-type="date">
            <text:p>28-Feb</text:p>
          </table:table-cell>
          <table:table-cell table:style-name="ce25" office:value-type="date" office:date-value="2001-03-20" calcext:value-type="date">
            <text:p>20-Mar</text:p>
          </table:table-cell>
          <table:table-cell table:style-name="ce25" office:value-type="date" office:date-value="2001-04-01" calcext:value-type="date">
            <text:p>1-Apr</text:p>
          </table:table-cell>
          <table:table-cell table:style-name="ce25" office:value-type="date" office:date-value="2001-06-15" calcext:value-type="date">
            <text:p>15-Jun</text:p>
          </table:table-cell>
          <table:table-cell table:style-name="ce34" office:value-type="date" office:date-value="2001-07-15" calcext:value-type="date">
            <text:p>15-Jul</text:p>
          </table:table-cell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hou-fleur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3-01" calcext:value-type="date">
            <text:p>1-Mar</text:p>
          </table:table-cell>
          <table:table-cell table:style-name="ce24" office:value-type="date" office:date-value="2001-06-15" calcext:value-type="date">
            <text:p>15-Jun</text:p>
          </table:table-cell>
          <table:table-cell table:style-name="ce24" office:value-type="date" office:date-value="2001-04-15" calcext:value-type="date">
            <text:p>15-Apr</text:p>
          </table:table-cell>
          <table:table-cell table:style-name="ce24" office:value-type="date" office:date-value="2001-07-15" calcext:value-type="date">
            <text:p>15-Jul</text:p>
          </table:table-cell>
          <table:table-cell table:style-name="ce24" office:value-type="date" office:date-value="2001-07-31" calcext:value-type="date">
            <text:p>31-Jul</text:p>
          </table:table-cell>
          <table:table-cell table:style-name="ce33" office:value-type="date" office:date-value="2001-12-01" calcext:value-type="date">
            <text:p>1-Dec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hou pommé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/>
          <table:table-cell table:style-name="ce25" office:value-type="date" office:date-value="2003-04-15" calcext:value-type="date">
            <text:p>15-Apr</text:p>
          </table:table-cell>
          <table:table-cell table:number-columns-repeated="2" table:style-name="ce25" office:value-type="date" office:date-value="2003-07-15" calcext:value-type="date">
            <text:p>15-Jul</text:p>
          </table:table-cell>
          <table:table-cell table:style-name="ce34" office:value-type="date" office:date-value="2003-03-15" calcext:value-type="date">
            <text:p>15-Mar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iboule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oncombre</text:p>
          </table:table-cell>
          <table:table-cell table:style-name="ce16"/>
          <table:table-cell table:style-name="ce25"/>
          <table:table-cell table:style-name="ce25" office:value-type="date" office:date-value="2003-04-01" calcext:value-type="date">
            <text:p>1-Apr</text:p>
          </table:table-cell>
          <table:table-cell table:style-name="ce25" office:value-type="date" office:date-value="2003-07-15" calcext:value-type="date">
            <text:p>15-Jul</text:p>
          </table:table-cell>
          <table:table-cell table:style-name="ce25" office:value-type="date" office:date-value="2003-06-15" calcext:value-type="date">
            <text:p>15-Jun</text:p>
          </table:table-cell>
          <table:table-cell table:style-name="ce34" office:value-type="date" office:date-value="2003-10-30" calcext:value-type="date">
            <text:p>30-Oct</text:p>
          </table:table-cell>
          <table:table-cell table:style-name="ce38"/>
          <table:table-cell table:style-name="ce25"/>
          <table:table-cell table:style-name="ce25" office:value-type="date" office:date-value="2003-05-20" calcext:value-type="date">
            <text:p>20-May</text:p>
          </table:table-cell>
          <table:table-cell table:style-name="ce25" office:value-type="date" office:date-value="2003-08-01" calcext:value-type="date">
            <text:p>1-Aug</text:p>
          </table:table-cell>
          <table:table-cell table:style-name="ce25" office:value-type="date" office:date-value="2003-07-15" calcext:value-type="date">
            <text:p>15-Jul</text:p>
          </table:table-cell>
          <table:table-cell table:style-name="ce34" office:value-type="date" office:date-value="2003-10-10" calcext:value-type="date">
            <text:p>10-Oct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Courgette</text:p>
          </table:table-cell>
          <table:table-cell table:style-name="ce15" office:value-type="date" office:date-value="2001-03-10" calcext:value-type="date">
            <text:p>10-Mar</text:p>
          </table:table-cell>
          <table:table-cell table:style-name="ce24" office:value-type="date" office:date-value="2001-03-20" calcext:value-type="date">
            <text:p>20-Mar</text:p>
          </table:table-cell>
          <table:table-cell table:style-name="ce24" office:value-type="date" office:date-value="2001-04-01" calcext:value-type="date">
            <text:p>1-Apr</text:p>
          </table:table-cell>
          <table:table-cell table:style-name="ce24" office:value-type="date" office:date-value="2001-04-10" calcext:value-type="date">
            <text:p>10-Apr</text:p>
          </table:table-cell>
          <table:table-cell table:style-name="ce24" office:value-type="date" office:date-value="2001-05-15" calcext:value-type="date">
            <text:p>15-May</text:p>
          </table:table-cell>
          <table:table-cell table:style-name="ce33" office:value-type="date" office:date-value="2001-07-31" calcext:value-type="date">
            <text:p>31-Jul</text:p>
          </table:table-cell>
          <table:table-cell table:style-name="ce37" office:value-type="date" office:date-value="2001-04-15" calcext:value-type="date">
            <text:p>15-Apr</text:p>
          </table:table-cell>
          <table:table-cell table:style-name="ce24" office:value-type="date" office:date-value="2001-06-30" calcext:value-type="date">
            <text:p>30-Jun</text:p>
          </table:table-cell>
          <table:table-cell table:style-name="ce24" office:value-type="date" office:date-value="2001-05-01" calcext:value-type="date">
            <text:p>1-May</text:p>
          </table:table-cell>
          <table:table-cell table:style-name="ce24" office:value-type="date" office:date-value="2001-10-01" calcext:value-type="date">
            <text:p>1-Oct</text:p>
          </table:table-cell>
          <table:table-cell table:style-name="ce24"/>
          <table:table-cell table:style-name="ce33" office:value-type="string" calcext:value-type="string">
            <text:p>gelée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Courgette (bache)</text:p>
          </table:table-cell>
          <table:table-cell table:style-name="ce16" office:value-type="date" office:date-value="2001-04-10" calcext:value-type="date">
            <text:p>10-Apr</text:p>
          </table:table-cell>
          <table:table-cell table:style-name="ce25" office:value-type="date" office:date-value="2001-04-30" calcext:value-type="date">
            <text:p>30-Apr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office:value-type="date" office:date-value="2001-04-30" calcext:value-type="date">
            <text:p>30-Apr</text:p>
          </table:table-cell>
          <table:table-cell table:style-name="ce25" office:value-type="date" office:date-value="2001-06-15" calcext:value-type="date">
            <text:p>15-Jun</text:p>
          </table:table-cell>
          <table:table-cell table:style-name="ce34" office:value-type="string" calcext:value-type="string">
            <text:p>,gelée</text:p>
          </table:table-cell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Echalote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/>
          <table:table-cell table:style-name="ce24" office:value-type="date" office:date-value="2003-02-20" calcext:value-type="date">
            <text:p>20-Feb</text:p>
          </table:table-cell>
          <table:table-cell table:style-name="ce24" office:value-type="date" office:date-value="2003-04-01" calcext:value-type="date">
            <text:p>1-Apr</text:p>
          </table:table-cell>
          <table:table-cell table:style-name="ce24" office:value-type="date" office:date-value="2003-06-15" calcext:value-type="date">
            <text:p>15-Jun</text:p>
          </table:table-cell>
          <table:table-cell table:style-name="ce33" office:value-type="date" office:date-value="2003-08-01" calcext:value-type="date">
            <text:p>1-Aug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Endive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Epinard </text:p>
          </table:table-cell>
          <table:table-cell table:style-name="ce15" office:value-type="date" office:date-value="2003-09-01" calcext:value-type="date">
            <text:p>1-Sep</text:p>
          </table:table-cell>
          <table:table-cell table:style-name="ce24" office:value-type="date" office:date-value="2001-10-15" calcext:value-type="date">
            <text:p>15-Oct</text:p>
          </table:table-cell>
          <table:table-cell table:style-name="ce24" office:value-type="date" office:date-value="2001-09-15" calcext:value-type="date">
            <text:p>15-Sep</text:p>
          </table:table-cell>
          <table:table-cell table:style-name="ce24" office:value-type="date" office:date-value="2001-10-30" calcext:value-type="date">
            <text:p>30-Oct</text:p>
          </table:table-cell>
          <table:table-cell table:style-name="ce24" office:value-type="date" office:date-value="2001-10-01" calcext:value-type="date">
            <text:p>1-Oct</text:p>
          </table:table-cell>
          <table:table-cell table:style-name="ce33" office:value-type="date" office:date-value="2003-04-15" calcext:value-type="date">
            <text:p>15-Apr</text:p>
          </table:table-cell>
          <table:table-cell table:style-name="ce37" office:value-type="date" office:date-value="2001-02-28" calcext:value-type="date">
            <text:p>28-Feb</text:p>
          </table:table-cell>
          <table:table-cell table:style-name="ce24" office:value-type="date" office:date-value="2001-03-30" calcext:value-type="date">
            <text:p>30-Mar</text:p>
          </table:table-cell>
          <table:table-cell table:style-name="ce24" table:number-columns-repeated="2"/>
          <table:table-cell table:style-name="ce24" office:value-type="date" office:date-value="2001-05-15" calcext:value-type="date">
            <text:p>15-May</text:p>
          </table:table-cell>
          <table:table-cell table:style-name="ce33" office:value-type="date" office:date-value="2001-06-15" calcext:value-type="date">
            <text:p>15-Jun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Epinard 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3-08-01" calcext:value-type="date">
            <text:p>1-Aug</text:p>
          </table:table-cell>
          <table:table-cell table:style-name="ce24" office:value-type="date" office:date-value="2003-08-30" calcext:value-type="date">
            <text:p>30-Aug</text:p>
          </table:table-cell>
          <table:table-cell table:style-name="ce24" table:number-columns-repeated="2"/>
          <table:table-cell table:style-name="ce24" office:value-type="date" office:date-value="2003-09-01" calcext:value-type="date">
            <text:p>1-Sep</text:p>
          </table:table-cell>
          <table:table-cell table:style-name="ce33" office:value-type="date" office:date-value="2003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Fenouil</text:p>
          </table:table-cell>
          <table:table-cell table:style-name="ce16" office:value-type="date" office:date-value="2001-01-15" calcext:value-type="date">
            <text:p>15-Jan</text:p>
          </table:table-cell>
          <table:table-cell table:style-name="ce25" office:value-type="date" office:date-value="2001-01-30" calcext:value-type="date">
            <text:p>30-Jan</text:p>
          </table:table-cell>
          <table:table-cell table:style-name="ce25" office:value-type="date" office:date-value="2001-02-15" calcext:value-type="date">
            <text:p>15-Feb</text:p>
          </table:table-cell>
          <table:table-cell table:style-name="ce25" office:value-type="date" office:date-value="2001-03-15" calcext:value-type="date">
            <text:p>15-Mar</text:p>
          </table:table-cell>
          <table:table-cell table:style-name="ce25" office:value-type="date" office:date-value="2001-05-15" calcext:value-type="date">
            <text:p>15-May</text:p>
          </table:table-cell>
          <table:table-cell table:style-name="ce34" office:value-type="date" office:date-value="2001-06-01" calcext:value-type="date">
            <text:p>1-Jun</text:p>
          </table:table-cell>
          <table:table-cell table:style-name="ce38" office:value-type="date" office:date-value="2001-04-15" calcext:value-type="date">
            <text:p>15-Apr</text:p>
          </table:table-cell>
          <table:table-cell table:style-name="ce25" office:value-type="date" office:date-value="2001-07-30" calcext:value-type="date">
            <text:p>30-Jul</text:p>
          </table:table-cell>
          <table:table-cell table:style-name="ce25" office:value-type="date" office:date-value="2001-05-15" calcext:value-type="date">
            <text:p>15-May</text:p>
          </table:table-cell>
          <table:table-cell table:style-name="ce25" office:value-type="date" office:date-value="2001-09-15" calcext:value-type="date">
            <text:p>15-Sep</text:p>
          </table:table-cell>
          <table:table-cell table:style-name="ce25" office:value-type="date" office:date-value="2001-07-15" calcext:value-type="date">
            <text:p>15-Jul</text:p>
          </table:table-cell>
          <table:table-cell table:style-name="ce34" office:value-type="string" calcext:value-type="string">
            <text:p>gelée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Fraise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/>
          <table:table-cell table:style-name="ce24" office:value-type="date" office:date-value="2001-05-15" calcext:value-type="date">
            <text:p>15-May</text:p>
          </table:table-cell>
          <table:table-cell table:style-name="ce24" office:value-type="date" office:date-value="2001-08-15" calcext:value-type="date">
            <text:p>15-Aug</text:p>
          </table:table-cell>
          <table:table-cell table:style-name="ce24" office:value-type="string" calcext:value-type="string">
            <text:p>échelonnée</text:p>
          </table:table-cell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Fraise frais</text:p>
          </table:table-cell>
          <table:table-cell table:style-name="ce16"/>
          <table:table-cell table:style-name="ce25"/>
          <table:table-cell table:style-name="ce25" office:value-type="date" office:date-value="2001-09-01" calcext:value-type="date">
            <text:p>1-Sep</text:p>
          </table:table-cell>
          <table:table-cell table:style-name="ce25" office:value-type="date" office:date-value="2001-09-30" calcext:value-type="date">
            <text:p>30-Sep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34" office:value-type="date" office:date-value="2001-05-15" calcext:value-type="date">
            <text:p>15-May</text:p>
          </table:table-cell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Fraise frigo</text:p>
          </table:table-cell>
          <table:table-cell table:style-name="ce15"/>
          <table:table-cell table:style-name="ce24"/>
          <table:table-cell table:style-name="ce24" office:value-type="date" office:date-value="2001-06-01" calcext:value-type="date">
            <text:p>1-Jun</text:p>
          </table:table-cell>
          <table:table-cell table:style-name="ce24" office:value-type="date" office:date-value="2001-06-30" calcext:value-type="date">
            <text:p>30-Jun</text:p>
          </table:table-cell>
          <table:table-cell table:style-name="ce24" office:value-type="date" office:date-value="2001-09-15" calcext:value-type="date">
            <text:p>15-Sep</text:p>
          </table:table-cell>
          <table:table-cell table:style-name="ce33" office:value-type="date" office:date-value="2001-10-30" calcext:value-type="date">
            <text:p>30-Oct</text:p>
          </table:table-cell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Framboise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/>
          <table:table-cell table:style-name="ce25" office:value-type="date" office:date-value="2001-10-31" calcext:value-type="date">
            <text:p>31-Oct</text:p>
          </table:table-cell>
          <table:table-cell table:style-name="ce25" office:value-type="date" office:date-value="2001-04-01" calcext:value-type="date">
            <text:p>1-Apr</text:p>
          </table:table-cell>
          <table:table-cell table:style-name="ce25" office:value-type="date" office:date-value="2001-06-30" calcext:value-type="date">
            <text:p>30-Jun</text:p>
          </table:table-cell>
          <table:table-cell table:style-name="ce34" office:value-type="date" office:date-value="2001-08-31" calcext:value-type="date">
            <text:p>31-Aug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Haricot</text:p>
          </table:table-cell>
          <table:table-cell table:style-name="ce15"/>
          <table:table-cell table:style-name="ce24"/>
          <table:table-cell table:style-name="ce24" office:value-type="date" office:date-value="2003-03-15" calcext:value-type="date">
            <text:p>15-Mar</text:p>
          </table:table-cell>
          <table:table-cell table:style-name="ce24" office:value-type="date" office:date-value="2003-04-15" calcext:value-type="date">
            <text:p>15-Apr</text:p>
          </table:table-cell>
          <table:table-cell table:style-name="ce24" office:value-type="date" office:date-value="2003-06-15" calcext:value-type="date">
            <text:p>15-Jun</text:p>
          </table:table-cell>
          <table:table-cell table:style-name="ce33" office:value-type="date" office:date-value="2003-08-01" calcext:value-type="date">
            <text:p>1-Aug</text:p>
          </table:table-cell>
          <table:table-cell table:style-name="ce37" office:value-type="date" office:date-value="2003-04-15" calcext:value-type="date">
            <text:p>15-Apr</text:p>
          </table:table-cell>
          <table:table-cell table:style-name="ce24" office:value-type="date" office:date-value="2003-07-31" calcext:value-type="date">
            <text:p>31-Jul</text:p>
          </table:table-cell>
          <table:table-cell table:style-name="ce24" table:number-columns-repeated="2"/>
          <table:table-cell table:style-name="ce24" office:value-type="date" office:date-value="2003-07-10" calcext:value-type="date">
            <text:p>10-Jul</text:p>
          </table:table-cell>
          <table:table-cell table:style-name="ce33" office:value-type="date" office:date-value="2003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Laitue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Mâche</text:p>
          </table:table-cell>
          <table:table-cell table:style-name="ce15"/>
          <table:table-cell table:style-name="ce24"/>
          <table:table-cell table:style-name="ce24" office:value-type="date" office:date-value="2001-10-01" calcext:value-type="date">
            <text:p>1-Oct</text:p>
          </table:table-cell>
          <table:table-cell table:style-name="ce24" table:number-columns-repeated="2"/>
          <table:table-cell table:style-name="ce33"/>
          <table:table-cell table:style-name="ce37"/>
          <table:table-cell table:style-name="ce24" table:number-columns-repeated="4"/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Melon</text:p>
          </table:table-cell>
          <table:table-cell table:style-name="ce16" office:value-type="date" office:date-value="2001-02-15" calcext:value-type="date">
            <text:p>15-Feb</text:p>
          </table:table-cell>
          <table:table-cell table:style-name="ce25" office:value-type="date" office:date-value="2001-03-20" calcext:value-type="date">
            <text:p>20-Mar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office:value-type="date" office:date-value="2001-05-31" calcext:value-type="date">
            <text:p>31-May</text:p>
          </table:table-cell>
          <table:table-cell table:style-name="ce25" office:value-type="date" office:date-value="2001-06-01" calcext:value-type="date">
            <text:p>1-Jun</text:p>
          </table:table-cell>
          <table:table-cell table:style-name="ce34" office:value-type="date" office:date-value="2001-08-15" calcext:value-type="date">
            <text:p>15-Aug</text:p>
          </table:table-cell>
          <table:table-cell table:style-name="ce38"/>
          <table:table-cell table:style-name="ce25"/>
          <table:table-cell table:style-name="ce25" office:value-type="date" office:date-value="2003-05-20" calcext:value-type="date">
            <text:p>20-May</text:p>
          </table:table-cell>
          <table:table-cell table:style-name="ce25" office:value-type="date" office:date-value="2003-06-10" calcext:value-type="date">
            <text:p>10-Jun</text:p>
          </table:table-cell>
          <table:table-cell table:style-name="ce25" office:value-type="date" office:date-value="2003-08-15" calcext:value-type="date">
            <text:p>15-Aug</text:p>
          </table:table-cell>
          <table:table-cell table:style-name="ce34" office:value-type="date" office:date-value="2003-09-20" calcext:value-type="date">
            <text:p>20-Sep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Navet printemps</text:p>
          </table:table-cell>
          <table:table-cell table:style-name="ce15" office:value-type="date" office:date-value="2001-01-15" calcext:value-type="date">
            <text:p>15-Jan</text:p>
          </table:table-cell>
          <table:table-cell table:style-name="ce24" table:number-columns-repeated="3"/>
          <table:table-cell table:style-name="ce24" office:value-type="date" office:date-value="2001-05-15" calcext:value-type="date">
            <text:p>15-May</text:p>
          </table:table-cell>
          <table:table-cell table:style-name="ce33"/>
          <table:table-cell table:style-name="ce37" office:value-type="date" office:date-value="2001-03-01" calcext:value-type="date">
            <text:p>1-Mar</text:p>
          </table:table-cell>
          <table:table-cell table:style-name="ce24" office:value-type="date" office:date-value="2001-04-30" calcext:value-type="date">
            <text:p>30-Apr</text:p>
          </table:table-cell>
          <table:table-cell table:style-name="ce24" table:number-columns-repeated="2"/>
          <table:table-cell table:style-name="ce24" office:value-type="date" office:date-value="2001-05-01" calcext:value-type="date">
            <text:p>1-May</text:p>
          </table:table-cell>
          <table:table-cell table:style-name="ce33" office:value-type="date" office:date-value="2001-06-30" calcext:value-type="date">
            <text:p>30-Jun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Navet automne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8-30" calcext:value-type="date">
            <text:p>30-Aug</text:p>
          </table:table-cell>
          <table:table-cell table:style-name="ce25" table:number-columns-repeated="3"/>
          <table:table-cell table:style-name="ce25" office:value-type="date" office:date-value="2001-10-01" calcext:value-type="date">
            <text:p>1-Oct</text:p>
          </table:table-cell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Oignon blanc printemps/été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8-25" calcext:value-type="date">
            <text:p>25-Aug</text:p>
          </table:table-cell>
          <table:table-cell table:style-name="ce24" office:value-type="date" office:date-value="2001-09-01" calcext:value-type="date">
            <text:p>1-Sep</text:p>
          </table:table-cell>
          <table:table-cell table:style-name="ce24" table:number-columns-repeated="2"/>
          <table:table-cell table:style-name="ce24" office:value-type="date" office:date-value="2001-04-01" calcext:value-type="date">
            <text:p>1-Apr</text:p>
          </table:table-cell>
          <table:table-cell table:style-name="ce33" office:value-type="date" office:date-value="2001-05-31" calcext:value-type="date">
            <text:p>31-May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Oignon blanc printemps/été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3-01" calcext:value-type="date">
            <text:p>1-Mar</text:p>
          </table:table-cell>
          <table:table-cell table:style-name="ce25" table:number-columns-repeated="3"/>
          <table:table-cell table:style-name="ce25" office:value-type="date" office:date-value="2001-06-01" calcext:value-type="date">
            <text:p>1-Jun</text:p>
          </table:table-cell>
          <table:table-cell table:style-name="ce34" office:value-type="date" office:date-value="2001-07-31" calcext:value-type="date">
            <text:p>31-Jul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Oignon blanc automne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5-31" calcext:value-type="date">
            <text:p>31-May</text:p>
          </table:table-cell>
          <table:table-cell table:style-name="ce24" table:number-columns-repeated="3"/>
          <table:table-cell table:style-name="ce24" office:value-type="date" office:date-value="2001-09-01" calcext:value-type="date">
            <text:p>1-Sep</text:p>
          </table:table-cell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Oignon de couleur jour long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3-15" calcext:value-type="date">
            <text:p>15-Mar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table:number-columns-repeated="2"/>
          <table:table-cell table:style-name="ce25" office:value-type="date" office:date-value="2001-08-31" calcext:value-type="date">
            <text:p>31-Aug</text:p>
          </table:table-cell>
          <table:table-cell table:style-name="ce34" office:value-type="date" office:date-value="2001-09-30" calcext:value-type="date">
            <text:p>30-Sep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Oignon de couleur jourcourt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string" calcext:value-type="string">
            <text:p>fin été</text:p>
          </table:table-cell>
          <table:table-cell table:style-name="ce24" office:value-type="date" office:date-value="2001-09-30" calcext:value-type="date">
            <text:p>30-Sep</text:p>
          </table:table-cell>
          <table:table-cell table:style-name="ce24" table:number-columns-repeated="2"/>
          <table:table-cell table:style-name="ce24" office:value-type="date" office:date-value="2001-05-31" calcext:value-type="date">
            <text:p>31-May</text:p>
          </table:table-cell>
          <table:table-cell table:style-name="ce33" office:value-type="date" office:date-value="2001-07-15" calcext:value-type="date">
            <text:p>15-Jul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Persil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3-01" calcext:value-type="date">
            <text:p>1-Mar</text:p>
          </table:table-cell>
          <table:table-cell table:style-name="ce25" office:value-type="date" office:date-value="2001-05-31" calcext:value-type="date">
            <text:p>31-May</text:p>
          </table:table-cell>
          <table:table-cell table:style-name="ce25" table:number-columns-repeated="2"/>
          <table:table-cell table:style-name="ce25" office:value-type="date" office:date-value="2003-06-15" calcext:value-type="date">
            <text:p>15-Jun</text:p>
          </table:table-cell>
          <table:table-cell table:style-name="ce34" office:value-type="date" office:date-value="2003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Persil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8-15" calcext:value-type="date">
            <text:p>15-Aug</text:p>
          </table:table-cell>
          <table:table-cell table:style-name="ce24" office:value-type="date" office:date-value="2001-09-15" calcext:value-type="date">
            <text:p>15-Sep</text:p>
          </table:table-cell>
          <table:table-cell table:style-name="ce24" table:number-columns-repeated="2"/>
          <table:table-cell table:style-name="ce24" office:value-type="date" office:date-value="2003-04-15" calcext:value-type="date">
            <text:p>15-Apr</text:p>
          </table:table-cell>
          <table:table-cell table:style-name="ce33" office:value-type="date" office:date-value="2003-06-15" calcext:value-type="date">
            <text:p>15-Jun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Pissenlit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4-01" calcext:value-type="date">
            <text:p>1-Apr</text:p>
          </table:table-cell>
          <table:table-cell table:style-name="ce25" office:value-type="date" office:date-value="2001-06-30" calcext:value-type="date">
            <text:p>30-Jun</text:p>
          </table:table-cell>
          <table:table-cell table:style-name="ce25" table:number-columns-repeated="2"/>
          <table:table-cell table:style-name="ce25" office:value-type="date" office:date-value="2003-11-15" calcext:value-type="date">
            <text:p>15-Nov</text:p>
          </table:table-cell>
          <table:table-cell table:style-name="ce34" office:value-type="date" office:date-value="2003-02-15" calcext:value-type="date">
            <text:p>15-Feb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Poireau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 office:value-type="date" office:date-value="2001-01-01" calcext:value-type="date">
            <text:p>1-Jan</text:p>
          </table:table-cell>
          <table:table-cell table:style-name="ce24" office:value-type="date" office:date-value="2001-06-30" calcext:value-type="date">
            <text:p>30-Jun</text:p>
          </table:table-cell>
          <table:table-cell table:style-name="ce24" office:value-type="date" office:date-value="2001-06-01" calcext:value-type="date">
            <text:p>1-Jun</text:p>
          </table:table-cell>
          <table:table-cell table:style-name="ce24"/>
          <table:table-cell table:style-name="ce24" office:value-type="date" office:date-value="2001-09-01" calcext:value-type="date">
            <text:p>1-Sep</text:p>
          </table:table-cell>
          <table:table-cell table:style-name="ce33"/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Pois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2-28" calcext:value-type="date">
            <text:p>28-Feb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table:number-columns-repeated="2"/>
          <table:table-cell table:style-name="ce25" office:value-type="date" office:date-value="2001-05-01" calcext:value-type="date">
            <text:p>1-May</text:p>
          </table:table-cell>
          <table:table-cell table:style-name="ce34" office:value-type="date" office:date-value="2001-08-15" calcext:value-type="date">
            <text:p>15-Aug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Poivron</text:p>
          </table:table-cell>
          <table:table-cell table:style-name="ce15"/>
          <table:table-cell table:style-name="ce24"/>
          <table:table-cell table:style-name="ce24" office:value-type="date" office:date-value="2001-05-15" calcext:value-type="date">
            <text:p>15-May</text:p>
          </table:table-cell>
          <table:table-cell table:style-name="ce24" office:value-type="date" office:date-value="2001-05-31" calcext:value-type="date">
            <text:p>31-May</text:p>
          </table:table-cell>
          <table:table-cell table:style-name="ce24" office:value-type="date" office:date-value="2001-07-10" calcext:value-type="date">
            <text:p>10-Jul</text:p>
          </table:table-cell>
          <table:table-cell table:style-name="ce33" office:value-type="date" office:date-value="2001-10-30" calcext:value-type="date">
            <text:p>30-Oct</text:p>
          </table:table-cell>
          <table:table-cell table:style-name="ce37"/>
          <table:table-cell table:style-name="ce24"/>
          <table:table-cell table:style-name="ce24" office:value-type="date" office:date-value="2003-05-15" calcext:value-type="date">
            <text:p>15-May</text:p>
          </table:table-cell>
          <table:table-cell table:style-name="ce24" office:value-type="date" office:date-value="2003-05-30" calcext:value-type="date">
            <text:p>30-May</text:p>
          </table:table-cell>
          <table:table-cell table:style-name="ce24" office:value-type="date" office:date-value="2003-08-15" calcext:value-type="date">
            <text:p>15-Aug</text:p>
          </table:table-cell>
          <table:table-cell table:style-name="ce33" office:value-type="date" office:date-value="2003-10-15" calcext:value-type="date">
            <text:p>15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PdT primeur</text:p>
          </table:table-cell>
          <table:table-cell table:style-name="ce16"/>
          <table:table-cell table:style-name="ce25"/>
          <table:table-cell table:style-name="ce25" office:value-type="date" office:date-value="2003-02-15" calcext:value-type="date">
            <text:p>15-Feb</text:p>
          </table:table-cell>
          <table:table-cell table:style-name="ce25"/>
          <table:table-cell table:style-name="ce25" office:value-type="date" office:date-value="2003-06-01" calcext:value-type="date">
            <text:p>1-Jun</text:p>
          </table:table-cell>
          <table:table-cell table:style-name="ce34" office:value-type="date" office:date-value="2003-06-30" calcext:value-type="date">
            <text:p>30-Jun</text:p>
          </table:table-cell>
          <table:table-cell table:style-name="ce38"/>
          <table:table-cell table:style-name="ce25"/>
          <table:table-cell table:style-name="ce25" office:value-type="date" office:date-value="2003-03-15" calcext:value-type="date">
            <text:p>15-Mar</text:p>
          </table:table-cell>
          <table:table-cell table:style-name="ce25"/>
          <table:table-cell table:style-name="ce25" office:value-type="date" office:date-value="2003-06-15" calcext:value-type="date">
            <text:p>15-Jun</text:p>
          </table:table-cell>
          <table:table-cell table:style-name="ce34" office:value-type="date" office:date-value="2003-07-15" calcext:value-type="date">
            <text:p>15-Jul</text:p>
          </table:table-cell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PdT</text:p>
          </table:table-cell>
          <table:table-cell table:style-name="ce15"/>
          <table:table-cell table:style-name="ce24" table:number-columns-repeated="4"/>
          <table:table-cell table:style-name="ce33"/>
          <table:table-cell table:style-name="ce37"/>
          <table:table-cell table:style-name="ce24"/>
          <table:table-cell table:style-name="ce24" office:value-type="date" office:date-value="2003-04-01" calcext:value-type="date">
            <text:p>1-Apr</text:p>
          </table:table-cell>
          <table:table-cell table:style-name="ce24" office:value-type="date" office:date-value="2001-04-30" calcext:value-type="date">
            <text:p>30-Apr</text:p>
          </table:table-cell>
          <table:table-cell table:style-name="ce24" office:value-type="date" office:date-value="2003-07-15" calcext:value-type="date">
            <text:p>15-Jul</text:p>
          </table:table-cell>
          <table:table-cell table:style-name="ce33" office:value-type="date" office:date-value="2001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Potiron</text:p>
          </table:table-cell>
          <table:table-cell table:style-name="ce16"/>
          <table:table-cell table:style-name="ce25" table:number-columns-repeated="4"/>
          <table:table-cell table:style-name="ce34"/>
          <table:table-cell table:style-name="ce38" office:value-type="date" office:date-value="2001-04-01" calcext:value-type="date">
            <text:p>1-Apr</text:p>
          </table:table-cell>
          <table:table-cell table:style-name="ce25" office:value-type="date" office:date-value="2001-05-01" calcext:value-type="date">
            <text:p>1-May</text:p>
          </table:table-cell>
          <table:table-cell table:style-name="ce25" office:value-type="date" office:date-value="2001-05-10" calcext:value-type="date">
            <text:p>10-May</text:p>
          </table:table-cell>
          <table:table-cell table:style-name="ce25" office:value-type="date" office:date-value="2001-05-30" calcext:value-type="date">
            <text:p>30-May</text:p>
          </table:table-cell>
          <table:table-cell table:style-name="ce25" office:value-type="date" office:date-value="2001-09-01" calcext:value-type="date">
            <text:p>1-Sep</text:p>
          </table:table-cell>
          <table:table-cell table:style-name="ce34" office:value-type="date" office:date-value="2001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Radis</text:p>
          </table:table-cell>
          <table:table-cell table:style-name="ce16" office:value-type="date" office:date-value="2003-01-01" calcext:value-type="date">
            <text:p>1-Jan</text:p>
          </table:table-cell>
          <table:table-cell table:style-name="ce25" office:value-type="date" office:date-value="2003-02-15" calcext:value-type="date">
            <text:p>15-Feb</text:p>
          </table:table-cell>
          <table:table-cell table:style-name="ce25" table:number-columns-repeated="2"/>
          <table:table-cell table:style-name="ce25" office:value-type="date" office:date-value="2003-03-15" calcext:value-type="date">
            <text:p>15-Mar</text:p>
          </table:table-cell>
          <table:table-cell table:style-name="ce34" office:value-type="date" office:date-value="2003-04-30" calcext:value-type="date">
            <text:p>30-Apr</text:p>
          </table:table-cell>
          <table:table-cell table:style-name="ce38"/>
          <table:table-cell table:style-name="ce25" table:number-columns-repeated="4"/>
          <table:table-cell table:style-name="ce34"/>
          <table:table-cell table:style-name="ce42" table:number-columns-repeated="1011"/>
        </table:table-row>
        <table:table-row table:style-name="ro1">
          <table:table-cell table:style-name="ce6" office:value-type="string" calcext:value-type="string">
            <text:p>Radis</text:p>
          </table:table-cell>
          <table:table-cell table:style-name="ce15" office:value-type="date" office:date-value="2003-09-15" calcext:value-type="date">
            <text:p>15-Sep</text:p>
          </table:table-cell>
          <table:table-cell table:style-name="ce24" office:value-type="date" office:date-value="2001-11-15" calcext:value-type="date">
            <text:p>15-Nov</text:p>
          </table:table-cell>
          <table:table-cell table:style-name="ce24" table:number-columns-repeated="2"/>
          <table:table-cell table:style-name="ce24" office:value-type="date" office:date-value="2003-10-15" calcext:value-type="date">
            <text:p>15-Oct</text:p>
          </table:table-cell>
          <table:table-cell table:style-name="ce33" office:value-type="date" office:date-value="2003-12-01" calcext:value-type="date">
            <text:p>1-Dec</text:p>
          </table:table-cell>
          <table:table-cell table:style-name="ce37" office:value-type="date" office:date-value="2001-02-15" calcext:value-type="date">
            <text:p>15-Feb</text:p>
          </table:table-cell>
          <table:table-cell table:style-name="ce24" office:value-type="date" office:date-value="2003-09-10" calcext:value-type="date">
            <text:p>10-Sep</text:p>
          </table:table-cell>
          <table:table-cell table:style-name="ce24" table:number-columns-repeated="2"/>
          <table:table-cell table:style-name="ce24" office:value-type="date" office:date-value="2003-04-01" calcext:value-type="date">
            <text:p>1-Apr</text:p>
          </table:table-cell>
          <table:table-cell table:style-name="ce33" office:value-type="date" office:date-value="2003-10-30" calcext:value-type="date">
            <text:p>30-Oct</text:p>
          </table:table-cell>
          <table:table-cell table:style-name="ce42" table:number-columns-repeated="1011"/>
        </table:table-row>
        <table:table-row table:style-name="ro1">
          <table:table-cell table:style-name="ce7" office:value-type="string" calcext:value-type="string">
            <text:p>Tomate froid</text:p>
          </table:table-cell>
          <table:table-cell table:style-name="ce16" office:value-type="date" office:date-value="2001-02-15" calcext:value-type="date">
            <text:p>15-Feb</text:p>
          </table:table-cell>
          <table:table-cell table:style-name="ce25" office:value-type="date" office:date-value="2003-05-01" calcext:value-type="date">
            <text:p>1-May</text:p>
          </table:table-cell>
          <table:table-cell table:style-name="ce25" office:value-type="date" office:date-value="2001-04-15" calcext:value-type="date">
            <text:p>15-Apr</text:p>
          </table:table-cell>
          <table:table-cell table:style-name="ce25" office:value-type="date" office:date-value="2003-06-01" calcext:value-type="date">
            <text:p>1-Jun</text:p>
          </table:table-cell>
          <table:table-cell table:style-name="ce25" office:value-type="date" office:date-value="2001-06-30" calcext:value-type="date">
            <text:p>30-Jun</text:p>
          </table:table-cell>
          <table:table-cell table:style-name="ce34" office:value-type="date" office:date-value="2003-11-15" calcext:value-type="date">
            <text:p>15-Nov</text:p>
          </table:table-cell>
          <table:table-cell table:style-name="ce38"/>
          <table:table-cell table:style-name="ce25"/>
          <table:table-cell table:style-name="ce25" office:value-type="date" office:date-value="2001-05-10" calcext:value-type="date">
            <text:p>10-May</text:p>
          </table:table-cell>
          <table:table-cell table:style-name="ce25" office:value-type="date" office:date-value="2001-06-05" calcext:value-type="date">
            <text:p>5-Jun</text:p>
          </table:table-cell>
          <table:table-cell table:style-name="ce25" office:value-type="date" office:date-value="2003-08-15" calcext:value-type="date">
            <text:p>15-Aug</text:p>
          </table:table-cell>
          <table:table-cell table:style-name="ce34" office:value-type="date" office:date-value="2003-09-30" calcext:value-type="date">
            <text:p>30-Sep</text:p>
          </table:table-cell>
          <table:table-cell table:style-name="ce42" table:number-columns-repeated="1011"/>
        </table:table-row>
        <table:table-row table:style-name="ro1">
          <table:table-cell table:style-name="ce8" office:value-type="string" calcext:value-type="string">
            <text:p>Tomate serre chauffée</text:p>
          </table:table-cell>
          <table:table-cell table:style-name="ce17" office:value-type="date" office:date-value="2001-12-01" calcext:value-type="date">
            <text:p>1-Dec</text:p>
          </table:table-cell>
          <table:table-cell table:style-name="ce22" office:value-type="date" office:date-value="2001-06-15" calcext:value-type="date">
            <text:p>15-Jun</text:p>
          </table:table-cell>
          <table:table-cell table:style-name="ce22" office:value-type="date" office:date-value="2001-02-01" calcext:value-type="date">
            <text:p>1-Feb</text:p>
          </table:table-cell>
          <table:table-cell table:style-name="ce22" office:value-type="date" office:date-value="2001-07-15" calcext:value-type="date">
            <text:p>15-Jul</text:p>
          </table:table-cell>
          <table:table-cell table:style-name="ce22" office:value-type="date" office:date-value="2001-04-01" calcext:value-type="date">
            <text:p>1-Apr</text:p>
          </table:table-cell>
          <table:table-cell table:style-name="ce31" office:value-type="date" office:date-value="2001-09-10" calcext:value-type="date">
            <text:p>10-Sep</text:p>
          </table:table-cell>
          <table:table-cell table:style-name="ce13"/>
          <table:table-cell table:style-name="ce22" table:number-columns-repeated="4"/>
          <table:table-cell table:style-name="ce31"/>
          <table:table-cell table:style-name="ce42" table:number-columns-repeated="101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N°1'.$A$1" table:cell-range-address="$'N°1'.$A$1:.$M$64" table:range-usable-as="print-range"/>
        </table:named-expressions>
      </table:table>
      <table:table table:name="Feuil1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°2" table:style-name="ta3" table:print-ranges="'N°2'.A1:'N°2'.Y25">
        <table:table-column table:style-name="co10" table:default-cell-style-name="ce56"/>
        <table:table-column table:style-name="co11" table:number-columns-repeated="12" table:default-cell-style-name="ce71"/>
        <table:table-column table:style-name="co11" table:number-columns-repeated="12" table:default-cell-style-name="ce112"/>
        <table:table-column table:style-name="co5" table:number-columns-repeated="31" table:default-cell-style-name="ce112"/>
        <table:table-column table:style-name="co12" table:number-columns-repeated="201" table:default-cell-style-name="ce112"/>
        <table:table-column table:style-name="co12" table:number-columns-repeated="767" table:default-cell-style-name="Default"/>
        <table:table-row table:style-name="ro2">
          <table:table-cell table:style-name="ce44"/>
          <table:table-cell table:style-name="ce57" office:value-type="string" calcext:value-type="string" table:number-columns-spanned="4" table:number-rows-spanned="1">
            <text:p>Février</text:p>
          </table:table-cell>
          <table:covered-table-cell table:number-columns-repeated="2" table:style-name="ce72"/>
          <table:covered-table-cell table:style-name="ce87"/>
          <table:table-cell table:style-name="ce57" office:value-type="string" calcext:value-type="string" table:number-columns-spanned="4" table:number-rows-spanned="1">
            <text:p>Mars</text:p>
          </table:table-cell>
          <table:covered-table-cell table:number-columns-repeated="2" table:style-name="ce72"/>
          <table:covered-table-cell table:style-name="ce87"/>
          <table:table-cell table:style-name="ce57" office:value-type="string" calcext:value-type="string" table:number-columns-spanned="5" table:number-rows-spanned="1">
            <text:p>Avril</text:p>
          </table:table-cell>
          <table:covered-table-cell table:number-columns-repeated="3" table:style-name="ce72"/>
          <table:covered-table-cell table:style-name="ce87"/>
          <table:table-cell table:style-name="ce57" office:value-type="string" calcext:value-type="string" table:number-columns-spanned="4" table:number-rows-spanned="1">
            <text:p>Mai</text:p>
          </table:table-cell>
          <table:covered-table-cell table:number-columns-repeated="2" table:style-name="ce72"/>
          <table:covered-table-cell table:style-name="ce87"/>
          <table:table-cell table:style-name="ce57" office:value-type="string" calcext:value-type="string" table:number-columns-spanned="5" table:number-rows-spanned="1">
            <text:p>Juin</text:p>
          </table:table-cell>
          <table:covered-table-cell table:number-columns-repeated="3" table:style-name="ce72"/>
          <table:covered-table-cell table:style-name="ce87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number-columns-repeated="999"/>
        </table:table-row>
        <table:table-row table:style-name="ro2">
          <table:table-cell table:style-name="ce45" office:value-type="string" calcext:value-type="string">
            <text:p>Quinzaine</text:p>
          </table:table-cell>
          <table:table-cell table:style-name="ce58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8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8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8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138" office:value-type="float" office:value="28" calcext:value-type="float">
            <text:p>28</text:p>
          </table:table-cell>
          <table:table-cell table:style-name="ce142" table:number-columns-repeated="999"/>
        </table:table-row>
        <table:table-row table:style-name="ro3">
          <table:table-cell table:style-name="ce46" office:value-type="string" calcext:value-type="string">
            <text:p>Salade abris</text:p>
          </table:table-cell>
          <table:table-cell table:style-name="ce59" office:value-type="string" calcext:value-type="string">
            <text:p>P</text:p>
          </table:table-cell>
          <table:table-cell table:style-name="ce74" table:number-columns-repeated="2"/>
          <table:table-cell table:style-name="ce89"/>
          <table:table-cell table:style-name="ce95"/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number-columns-repeated="2" table:style-name="ce96" office:value-type="string" calcext:value-type="string">
            <text:p>R</text:p>
          </table:table-cell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 abris</text:p>
          </table:table-cell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6" office:value-type="string" calcext:value-type="string">
            <text:p>R</text:p>
          </table:table-cell>
          <table:table-cell table:style-name="ce101" office:value-type="string" calcext:value-type="string">
            <text:p>R</text:p>
          </table:table-cell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 abris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59" office:value-type="string" calcext:value-type="string">
            <text:p>P</text:p>
          </table:table-cell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1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59" office:value-type="string" calcext:value-type="string">
            <text:p>P</text:p>
          </table:table-cell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0"/>
          <table:table-cell table:style-name="ce109" office:value-type="string" calcext:value-type="string">
            <text:p>R</text:p>
          </table:table-cell>
          <table:table-cell table:style-name="ce125" office:value-type="string" calcext:value-type="string">
            <text:p>R</text:p>
          </table:table-cell>
          <table:table-cell table:style-name="ce124"/>
          <table:table-cell table:style-name="ce100"/>
          <table:table-cell table:style-name="ce106"/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90"/>
          <table:table-cell table:style-name="ce60"/>
          <table:table-cell table:style-name="ce74" table:number-columns-repeated="3"/>
          <table:table-cell table:style-name="ce100"/>
          <table:table-cell table:style-name="ce106"/>
          <table:table-cell table:number-columns-repeated="2" table:style-name="ce125" office:value-type="string" calcext:value-type="string">
            <text:p>R</text:p>
          </table:table-cell>
          <table:table-cell table:style-name="ce100"/>
          <table:table-cell table:style-name="ce106"/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59" office:value-type="string" calcext:value-type="string">
            <text:p>P</text:p>
          </table:table-cell>
          <table:table-cell table:style-name="ce74" table:number-columns-repeated="3"/>
          <table:table-cell table:style-name="ce100"/>
          <table:table-cell table:style-name="ce106"/>
          <table:table-cell table:style-name="ce124" table:number-columns-repeated="2"/>
          <table:table-cell table:style-name="ce101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4" table:number-columns-repeated="3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74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9" office:value-type="string" calcext:value-type="string">
            <text:p>R</text:p>
          </table:table-cell>
          <table:table-cell table:style-name="ce125" office:value-type="string" calcext:value-type="string">
            <text:p>R</text:p>
          </table:table-cell>
          <table:table-cell table:style-name="ce124" table:number-columns-repeated="2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2" office:value-type="string" calcext:value-type="string">
            <text:p>P</text:p>
          </table:table-cell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number-columns-repeated="2" table:style-name="ce125" office:value-type="string" calcext:value-type="string">
            <text:p>R</text:p>
          </table:table-cell>
          <table:table-cell table:style-name="ce124"/>
          <table:table-cell table:style-name="ce100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0"/>
          <table:table-cell table:style-name="ce106"/>
          <table:table-cell table:style-name="ce126" office:value-type="string" calcext:value-type="string">
            <text:p>P</text:p>
          </table:table-cell>
          <table:table-cell table:style-name="ce124"/>
          <table:table-cell table:style-name="ce100"/>
          <table:table-cell table:style-name="ce106"/>
          <table:table-cell table:style-name="ce124" table:number-columns-repeated="2"/>
          <table:table-cell table:style-name="ce125" office:value-type="string" calcext:value-type="string">
            <text:p>R</text:p>
          </table:table-cell>
          <table:table-cell table:style-name="ce101" office:value-type="string" calcext:value-type="string">
            <text:p>R</text:p>
          </table:table-cell>
          <table:table-cell table:style-name="ce106"/>
          <table:table-cell table:style-name="ce118"/>
          <table:table-cell table:style-name="ce143" table:number-columns-repeated="999"/>
        </table:table-row>
        <table:table-row table:style-name="ro4">
          <table:table-cell table:style-name="ce46" office:value-type="string" calcext:value-type="string">
            <text:p>Salade</text:p>
          </table:table-cell>
          <table:table-cell table:style-name="ce61"/>
          <table:table-cell table:style-name="ce75" table:number-columns-repeated="2"/>
          <table:table-cell table:style-name="ce91"/>
          <table:table-cell table:style-name="ce61"/>
          <table:table-cell table:style-name="ce75" table:number-columns-repeated="2"/>
          <table:table-cell table:style-name="ce91"/>
          <table:table-cell table:style-name="ce61"/>
          <table:table-cell table:style-name="ce75" table:number-columns-repeated="3"/>
          <table:table-cell table:style-name="ce103"/>
          <table:table-cell table:style-name="ce113"/>
          <table:table-cell table:style-name="ce127" table:number-columns-repeated="2"/>
          <table:table-cell table:style-name="ce131" office:value-type="string" calcext:value-type="string">
            <text:p>P</text:p>
          </table:table-cell>
          <table:table-cell table:style-name="ce113"/>
          <table:table-cell table:style-name="ce127" table:number-columns-repeated="3"/>
          <table:table-cell table:style-name="ce103"/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5">
          <table:table-cell table:style-name="ce47"/>
          <table:table-cell table:style-name="ce62" office:value-type="string" calcext:value-type="string" table:number-columns-spanned="4" table:number-rows-spanned="1">
            <text:p>Juin</text:p>
          </table:table-cell>
          <table:covered-table-cell table:number-columns-repeated="2" table:style-name="ce76"/>
          <table:covered-table-cell table:style-name="ce92"/>
          <table:table-cell table:style-name="ce62" office:value-type="string" calcext:value-type="string" table:number-columns-spanned="4" table:number-rows-spanned="1">
            <text:p>Juillet</text:p>
          </table:table-cell>
          <table:covered-table-cell table:number-columns-repeated="2" table:style-name="ce76"/>
          <table:covered-table-cell table:style-name="ce92"/>
          <table:table-cell table:style-name="ce62" office:value-type="string" calcext:value-type="string" table:number-columns-spanned="5" table:number-rows-spanned="1">
            <text:p>Août</text:p>
          </table:table-cell>
          <table:covered-table-cell table:number-columns-repeated="3" table:style-name="ce76"/>
          <table:covered-table-cell table:style-name="ce92"/>
          <table:table-cell table:style-name="ce114" office:value-type="string" calcext:value-type="string" table:number-columns-spanned="4" table:number-rows-spanned="1">
            <text:p>Septembre</text:p>
          </table:table-cell>
          <table:covered-table-cell table:number-columns-repeated="2" table:style-name="ce128"/>
          <table:covered-table-cell table:style-name="ce132"/>
          <table:table-cell table:style-name="ce114" office:value-type="string" calcext:value-type="string" table:number-columns-spanned="4" table:number-rows-spanned="1">
            <text:p>Octobre</text:p>
          </table:table-cell>
          <table:covered-table-cell table:number-columns-repeated="2" table:style-name="ce128"/>
          <table:covered-table-cell table:style-name="ce132"/>
          <table:table-cell table:style-name="ce133" office:value-type="string" calcext:value-type="string" table:number-columns-spanned="3" table:number-rows-spanned="1">
            <text:p>Novembre</text:p>
          </table:table-cell>
          <table:covered-table-cell table:style-name="ce128"/>
          <table:covered-table-cell table:style-name="ce140"/>
          <table:table-cell table:style-name="ce143" table:number-columns-repeated="999"/>
        </table:table-row>
        <table:table-row table:style-name="ro5">
          <table:table-cell table:style-name="ce47" office:value-type="string" calcext:value-type="string">
            <text:p>Quinzaine</text:p>
          </table:table-cell>
          <table:table-cell table:style-name="ce6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6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63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9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9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42" calcext:value-type="float">
            <text:p>42</text:p>
          </table:table-cell>
          <table:table-cell table:style-name="ce93" office:value-type="float" office:value="43" calcext:value-type="float">
            <text:p>43</text:p>
          </table:table-cell>
          <table:table-cell table:style-name="ce63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style-name="ce141" office:value-type="float" office:value="46" calcext:value-type="float">
            <text:p>46</text:p>
          </table:table-cell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59" office:value-type="string" calcext:value-type="string">
            <text:p>P</text:p>
          </table:table-cell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style-name="ce96" office:value-type="string" calcext:value-type="string">
            <text:p>R</text:p>
          </table:table-cell>
          <table:table-cell table:style-name="ce97" office:value-type="string" calcext:value-type="string">
            <text:p>R</text:p>
          </table:table-cell>
          <table:table-cell table:style-name="ce60"/>
          <table:table-cell table:style-name="ce74" table:number-columns-repeated="3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7" office:value-type="string" calcext:value-type="string">
            <text:p>R</text:p>
          </table:table-cell>
          <table:table-cell table:style-name="ce96" office:value-type="string" calcext:value-type="string">
            <text:p>R</text:p>
          </table:table-cell>
          <table:table-cell table:style-name="ce74" table:number-columns-repeated="2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59" office:value-type="string" calcext:value-type="string">
            <text:p>P</text:p>
          </table:table-cell>
          <table:table-cell table:style-name="ce74" table:number-columns-repeated="2"/>
          <table:table-cell table:style-name="ce90"/>
          <table:table-cell table:style-name="ce60"/>
          <table:table-cell table:number-columns-repeated="2" table:style-name="ce96" office:value-type="string" calcext:value-type="string">
            <text:p>R</text:p>
          </table:table-cell>
          <table:table-cell table:style-name="ce74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90"/>
          <table:table-cell table:style-name="ce60"/>
          <table:table-cell table:style-name="ce74" table:number-columns-repeated="2"/>
          <table:table-cell table:style-name="ce96" office:value-type="string" calcext:value-type="string">
            <text:p>R</text:p>
          </table:table-cell>
          <table:table-cell table:style-name="ce101" office:value-type="string" calcext:value-type="string">
            <text:p>R</text:p>
          </table:table-cell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59" office:value-type="string" calcext:value-type="string">
            <text:p>P</text:p>
          </table:table-cell>
          <table:table-cell table:style-name="ce74" table:number-columns-repeated="3"/>
          <table:table-cell table:style-name="ce100"/>
          <table:table-cell table:style-name="ce109" office:value-type="string" calcext:value-type="string">
            <text:p>R</text:p>
          </table:table-cell>
          <table:table-cell table:style-name="ce125" office:value-type="string" calcext:value-type="string">
            <text:p>R</text:p>
          </table:table-cell>
          <table:table-cell table:style-name="ce124"/>
          <table:table-cell table:style-name="ce100"/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/>
          <table:table-cell table:style-name="ce86" office:value-type="string" calcext:value-type="string">
            <text:p>P</text:p>
          </table:table-cell>
          <table:table-cell table:style-name="ce74"/>
          <table:table-cell table:style-name="ce100"/>
          <table:table-cell table:style-name="ce106"/>
          <table:table-cell table:style-name="ce124"/>
          <table:table-cell table:style-name="ce125" office:value-type="string" calcext:value-type="string">
            <text:p>R</text:p>
          </table:table-cell>
          <table:table-cell table:style-name="ce101" office:value-type="string" calcext:value-type="string">
            <text:p>R</text:p>
          </table:table-cell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86" office:value-type="string" calcext:value-type="string">
            <text:p>P</text:p>
          </table:table-cell>
          <table:table-cell table:style-name="ce100"/>
          <table:table-cell table:style-name="ce106"/>
          <table:table-cell table:style-name="ce124" table:number-columns-repeated="2"/>
          <table:table-cell table:style-name="ce101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2" office:value-type="string" calcext:value-type="string">
            <text:p>P</text:p>
          </table:table-cell>
          <table:table-cell table:style-name="ce106"/>
          <table:table-cell table:style-name="ce124" table:number-columns-repeated="2"/>
          <table:table-cell table:style-name="ce100"/>
          <table:table-cell table:style-name="ce106"/>
          <table:table-cell table:number-columns-repeated="2" table:style-name="ce125" office:value-type="string" calcext:value-type="string">
            <text:p>R</text:p>
          </table:table-cell>
          <table:table-cell table:style-name="ce100"/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 abris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0"/>
          <table:table-cell table:style-name="ce115" office:value-type="string" calcext:value-type="string">
            <text:p>P</text:p>
          </table:table-cell>
          <table:table-cell table:style-name="ce124" table:number-columns-repeated="2"/>
          <table:table-cell table:style-name="ce100"/>
          <table:table-cell table:style-name="ce106"/>
          <table:table-cell table:style-name="ce124"/>
          <table:table-cell table:style-name="ce125" office:value-type="string" calcext:value-type="string">
            <text:p>R</text:p>
          </table:table-cell>
          <table:table-cell table:style-name="ce101" office:value-type="string" calcext:value-type="string">
            <text:p>R</text:p>
          </table:table-cell>
          <table:table-cell table:style-name="ce106"/>
          <table:table-cell table:style-name="ce124"/>
          <table:table-cell table:style-name="ce118"/>
          <table:table-cell table:style-name="ce143" table:number-columns-repeated="999"/>
        </table:table-row>
        <table:table-row table:style-name="ro3">
          <table:table-cell table:style-name="ce46" office:value-type="string" calcext:value-type="string">
            <text:p>Salade abris</text:p>
          </table:table-cell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2"/>
          <table:table-cell table:style-name="ce90"/>
          <table:table-cell table:style-name="ce60"/>
          <table:table-cell table:style-name="ce74" table:number-columns-repeated="3"/>
          <table:table-cell table:style-name="ce100"/>
          <table:table-cell table:style-name="ce106"/>
          <table:table-cell table:style-name="ce126" office:value-type="string" calcext:value-type="string">
            <text:p>P</text:p>
          </table:table-cell>
          <table:table-cell table:style-name="ce124"/>
          <table:table-cell table:style-name="ce100"/>
          <table:table-cell table:style-name="ce106"/>
          <table:table-cell table:style-name="ce124" table:number-columns-repeated="2"/>
          <table:table-cell table:style-name="ce101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4"/>
          <table:table-cell table:style-name="ce118"/>
          <table:table-cell table:style-name="ce143" table:number-columns-repeated="999"/>
        </table:table-row>
        <table:table-row table:style-name="ro4">
          <table:table-cell table:style-name="ce46" office:value-type="string" calcext:value-type="string">
            <text:p>Salade abris</text:p>
          </table:table-cell>
          <table:table-cell table:style-name="ce64"/>
          <table:table-cell table:style-name="ce78" table:number-columns-repeated="2"/>
          <table:table-cell table:style-name="ce94"/>
          <table:table-cell table:style-name="ce64"/>
          <table:table-cell table:style-name="ce78" table:number-columns-repeated="2"/>
          <table:table-cell table:style-name="ce94"/>
          <table:table-cell table:style-name="ce64"/>
          <table:table-cell table:style-name="ce78" table:number-columns-repeated="3"/>
          <table:table-cell table:style-name="ce104"/>
          <table:table-cell table:style-name="ce116"/>
          <table:table-cell table:style-name="ce129"/>
          <table:table-cell table:style-name="ce130" office:value-type="string" calcext:value-type="string">
            <text:p>P</text:p>
          </table:table-cell>
          <table:table-cell table:style-name="ce104"/>
          <table:table-cell table:style-name="ce116"/>
          <table:table-cell table:style-name="ce129" table:number-columns-repeated="2"/>
          <table:table-cell table:style-name="ce104"/>
          <table:table-cell table:style-name="ce116"/>
          <table:table-cell table:style-name="ce136" office:value-type="string" calcext:value-type="string">
            <text:p>R</text:p>
          </table:table-cell>
          <table:table-cell table:style-name="ce123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6">
          <table:table-cell table:style-name="ce48"/>
          <table:table-cell table:style-name="ce65"/>
          <table:table-cell table:style-name="ce79"/>
          <table:table-cell table:style-name="ce65"/>
          <table:table-cell table:style-name="ce79"/>
          <table:table-cell table:style-name="ce65"/>
          <table:table-cell table:style-name="ce79"/>
          <table:table-cell table:style-name="ce65"/>
          <table:table-cell table:style-name="ce79"/>
          <table:table-cell table:style-name="ce65"/>
          <table:table-cell table:style-name="ce79"/>
          <table:table-cell table:style-name="ce65"/>
          <table:table-cell table:style-name="ce79"/>
          <table:table-cell table:style-name="ce105"/>
          <table:table-cell table:style-name="ce117"/>
          <table:table-cell table:style-name="ce105"/>
          <table:table-cell table:style-name="ce117"/>
          <table:table-cell table:style-name="ce105"/>
          <table:table-cell table:style-name="ce117"/>
          <table:table-cell table:style-name="ce105"/>
          <table:table-cell table:style-name="ce117"/>
          <table:table-cell table:style-name="ce105"/>
          <table:table-cell table:style-name="ce117"/>
          <table:table-cell table:style-name="ce105"/>
          <table:table-cell table:style-name="ce117"/>
          <table:table-cell table:style-name="ce143" table:number-columns-repeated="999"/>
        </table:table-row>
        <table:table-row table:style-name="ro5">
          <table:table-cell table:style-name="ce48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 table:number-columns-repeated="3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 table:number-rows-repeated="9">
          <table:table-cell table:style-name="ce48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48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2">
          <table:table-cell table:style-name="ce49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66" table:number-columns-spanned="2" table:number-rows-spanned="1"/>
          <table:covered-table-cell table:style-name="ce81"/>
          <table:table-cell table:style-name="ce144" table:number-columns-repeated="999"/>
        </table:table-row>
        <table:table-row table:style-name="ro5">
          <table:table-cell table:style-name="ce48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Endive forçage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9"/>
          <table:table-cell table:style-name="ce122"/>
          <table:table-cell table:style-name="ce109"/>
          <table:table-cell table:style-name="ce122"/>
          <table:table-cell table:style-name="ce143" table:number-columns-repeated="999"/>
        </table:table-row>
        <table:table-row table:style-name="ro5">
          <table:table-cell table:style-name="ce50" office:value-type="string" calcext:value-type="string">
            <text:p>Epinard Abris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8" office:value-type="string" calcext:value-type="string">
            <text:p>S</text:p>
          </table:table-cell>
          <table:table-cell table:style-name="ce121" office:value-type="string" calcext:value-type="string">
            <text:p>S</text:p>
          </table:table-cell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Epinard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21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8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Epinard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0" office:value-type="string" calcext:value-type="string">
            <text:p>Fenouil Abris</text:p>
          </table:table-cell>
          <table:table-cell table:style-name="ce60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Fenouil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83" office:value-type="string" calcext:value-type="string">
            <text:p>PS</text:p>
          </table:table-cell>
          <table:table-cell table:style-name="ce68" office:value-type="string" calcext:value-type="string">
            <text:p>PS</text:p>
          </table:table-cell>
          <table:table-cell table:style-name="ce83" office:value-type="string" calcext:value-type="string">
            <text:p>PS</text:p>
          </table:table-cell>
          <table:table-cell table:style-name="ce68" office:value-type="string" calcext:value-type="string">
            <text:p>PS</text:p>
          </table:table-cell>
          <table:table-cell table:style-name="ce83" office:value-type="string" calcext:value-type="string">
            <text:p>P</text:p>
          </table:table-cell>
          <table:table-cell table:style-name="ce108" office:value-type="string" calcext:value-type="string">
            <text:p>P</text:p>
          </table:table-cell>
          <table:table-cell table:style-name="ce120" office:value-type="string" calcext:value-type="string">
            <text:p>P</text:p>
          </table:table-cell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Fraise Abris saison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107"/>
          <table:table-cell table:style-name="ce119"/>
          <table:table-cell table:style-name="ce108" office:value-type="string" calcext:value-type="string">
            <text:p>P</text:p>
          </table:table-cell>
          <table:table-cell table:style-name="ce121" office:value-type="string" calcext:value-type="string">
            <text:p>P</text:p>
          </table:table-cell>
          <table:table-cell table:style-name="ce108" office:value-type="string" calcext:value-type="string">
            <text:p>P</text:p>
          </table:table-cell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Fraise saison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108" office:value-type="string" calcext:value-type="string">
            <text:p>P</text:p>
          </table:table-cell>
          <table:table-cell table:style-name="ce121" office:value-type="string" calcext:value-type="string">
            <text:p>P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Fraise remontant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109"/>
          <table:table-cell table:style-name="ce122"/>
          <table:table-cell table:style-name="ce109"/>
          <table:table-cell table:style-name="ce122"/>
          <table:table-cell table:style-name="ce110" office:value-type="string" calcext:value-type="string">
            <text:p>P</text:p>
          </table:table-cell>
          <table:table-cell table:style-name="ce120" office:value-type="string" calcext:value-type="string">
            <text:p>P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Framboise</text:p>
          </table:table-cell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9"/>
          <table:table-cell table:style-name="ce12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8" office:value-type="string" calcext:value-type="string">
            <text:p>P</text:p>
          </table:table-cell>
          <table:table-cell table:style-name="ce121" office:value-type="string" calcext:value-type="string">
            <text:p>P</text:p>
          </table:table-cell>
          <table:table-cell table:style-name="ce108" office:value-type="string" calcext:value-type="string">
            <text:p>P</text:p>
          </table:table-cell>
          <table:table-cell table:style-name="ce121" office:value-type="string" calcext:value-type="string">
            <text:p>P</text:p>
          </table:table-cell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Haricot Abris</text:p>
          </table:table-cell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S</text:p>
          </table:table-cell>
          <table:table-cell table:style-name="ce68" office:value-type="string" calcext:value-type="string">
            <text:p>PS</text:p>
          </table:table-cell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Haricot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0" office:value-type="string" calcext:value-type="string">
            <text:p>Laitue abris</text:p>
          </table:table-cell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8"/>
          <table:table-cell table:style-name="ce119"/>
          <table:table-cell table:style-name="ce107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2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0"/>
          <table:table-cell table:style-name="ce68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7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7"/>
          <table:table-cell table:style-name="ce8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0"/>
          <table:table-cell table:style-name="ce68" office:value-type="string" calcext:value-type="string">
            <text:p>P</text:p>
          </table:table-cell>
          <table:table-cell table:style-name="ce80"/>
          <table:table-cell table:style-name="ce60"/>
          <table:table-cell table:style-name="ce8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109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0"/>
          <table:table-cell table:style-name="ce68" office:value-type="string" calcext:value-type="string">
            <text:p>P</text:p>
          </table:table-cell>
          <table:table-cell table:style-name="ce80"/>
          <table:table-cell table:style-name="ce106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09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0"/>
          <table:table-cell table:style-name="ce108" office:value-type="string" calcext:value-type="string">
            <text:p>P</text:p>
          </table:table-cell>
          <table:table-cell table:style-name="ce118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/>
          <table:table-cell table:style-name="ce107"/>
          <table:table-cell table:style-name="ce121" office:value-type="string" calcext:value-type="string">
            <text:p>P</text:p>
          </table:table-cell>
          <table:table-cell table:style-name="ce107"/>
          <table:table-cell table:style-name="ce122"/>
          <table:table-cell table:style-name="ce109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107"/>
          <table:table-cell table:style-name="ce119"/>
          <table:table-cell table:style-name="ce108" office:value-type="string" calcext:value-type="string">
            <text:p>P</text:p>
          </table:table-cell>
          <table:table-cell table:style-name="ce119"/>
          <table:table-cell table:style-name="ce107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Laitu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 office:value-type="string" calcext:value-type="string">
            <text:p>S</text:p>
          </table:table-cell>
          <table:table-cell table:style-name="ce119"/>
          <table:table-cell table:style-name="ce107"/>
          <table:table-cell table:style-name="ce121" office:value-type="string" calcext:value-type="string">
            <text:p>P</text:p>
          </table:table-cell>
          <table:table-cell table:style-name="ce107"/>
          <table:table-cell table:style-name="ce119"/>
          <table:table-cell table:style-name="ce109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Mâche</text:p>
          </table:table-cell>
          <table:table-cell table:style-name="ce69" office:value-type="string" calcext:value-type="string">
            <text:p>P</text:p>
          </table:table-cell>
          <table:table-cell table:style-name="ce84" office:value-type="string" calcext:value-type="string">
            <text:p>P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 office:value-type="string" calcext:value-type="string">
            <text:p>S</text:p>
          </table:table-cell>
          <table:table-cell table:style-name="ce107" office:value-type="string" calcext:value-type="string">
            <text:p>S</text:p>
          </table:table-cell>
          <table:table-cell table:style-name="ce119" office:value-type="string" calcext:value-type="string">
            <text:p>S</text:p>
          </table:table-cell>
          <table:table-cell table:style-name="ce108" office:value-type="string" calcext:value-type="string">
            <text:p>PS</text:p>
          </table:table-cell>
          <table:table-cell table:style-name="ce121" office:value-type="string" calcext:value-type="string">
            <text:p>PS</text:p>
          </table:table-cell>
          <table:table-cell table:style-name="ce108" office:value-type="string" calcext:value-type="string">
            <text:p>PS</text:p>
          </table:table-cell>
          <table:table-cell table:style-name="ce120" office:value-type="string" calcext:value-type="string">
            <text:p>PS</text:p>
          </table:table-cell>
          <table:table-cell table:style-name="ce110" office:value-type="string" calcext:value-type="string">
            <text:p>PS</text:p>
          </table:table-cell>
          <table:table-cell table:style-name="ce120" office:value-type="string" calcext:value-type="string">
            <text:p>PS</text:p>
          </table:table-cell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Melon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109"/>
          <table:table-cell table:style-name="ce12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Navet Abris</text:p>
          </table:table-cell>
          <table:table-cell table:style-name="ce60"/>
          <table:table-cell table:style-name="ce80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Navet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82"/>
          <table:table-cell table:style-name="ce67"/>
          <table:table-cell table:style-name="ce82"/>
          <table:table-cell table:style-name="ce107"/>
          <table:table-cell table:style-name="ce121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9"/>
          <table:table-cell table:style-name="ce107"/>
          <table:table-cell table:style-name="ce122"/>
          <table:table-cell table:style-name="ce109"/>
          <table:table-cell table:style-name="ce122"/>
          <table:table-cell table:style-name="ce109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2"/>
          <table:table-cell table:style-name="ce109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/>
          <table:table-cell table:style-name="ce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106"/>
          <table:table-cell table:style-name="ce121" office:value-type="string" calcext:value-type="string">
            <text:p>P</text:p>
          </table:table-cell>
          <table:table-cell table:style-name="ce106"/>
          <table:table-cell table:style-name="ce118"/>
          <table:table-cell table:style-name="ce109"/>
          <table:table-cell table:style-name="ce122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 office:value-type="string" calcext:value-type="string">
            <text:p>S</text:p>
          </table:table-cell>
          <table:table-cell table:style-name="ce106"/>
          <table:table-cell table:style-name="ce121" office:value-type="string" calcext:value-type="string">
            <text:p>P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51" office:value-type="string" calcext:value-type="string">
            <text:p>Oignon blanc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60"/>
          <table:table-cell table:style-name="ce80"/>
          <table:table-cell table:style-name="ce106"/>
          <table:table-cell table:style-name="ce118"/>
          <table:table-cell table:style-name="ce106" office:value-type="string" calcext:value-type="string">
            <text:p>S</text:p>
          </table:table-cell>
          <table:table-cell table:style-name="ce118"/>
          <table:table-cell table:style-name="ce108" office:value-type="string" calcext:value-type="string">
            <text:p>P</text:p>
          </table:table-cell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2">
          <table:table-cell table:style-name="ce52"/>
          <table:table-cell table:style-name="ce66" office:value-type="string" calcext:value-type="string" table:number-columns-spanned="2" table:number-rows-spanned="1">
            <text:p>janvier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février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rs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vril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i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n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oû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sept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octo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nov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décembre</text:p>
          </table:table-cell>
          <table:covered-table-cell table:style-name="ce81"/>
          <table:table-cell table:number-columns-repeated="999"/>
        </table:table-row>
        <table:table-row table:style-name="ro5">
          <table:table-cell table:style-name="ce51" office:value-type="string" calcext:value-type="string">
            <text:p>Oignon de couleur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8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Oignon de couleur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7"/>
          <table:table-cell table:style-name="ce82"/>
          <table:table-cell table:style-name="ce109"/>
          <table:table-cell table:style-name="ce119"/>
          <table:table-cell table:style-name="ce107"/>
          <table:table-cell table:style-name="ce119"/>
          <table:table-cell table:style-name="ce108" office:value-type="string" calcext:value-type="string">
            <text:p>P</text:p>
          </table:table-cell>
          <table:table-cell table:style-name="ce121" office:value-type="string" calcext:value-type="string">
            <text:p>P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Persil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82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Persil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67"/>
          <table:table-cell table:style-name="ce80"/>
          <table:table-cell table:style-name="ce106"/>
          <table:table-cell table:style-name="ce118"/>
          <table:table-cell table:style-name="ce106"/>
          <table:table-cell table:style-name="ce121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0" office:value-type="string" calcext:value-type="string">
            <text:p>Persil abris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8" office:value-type="string" calcext:value-type="string">
            <text:p>S</text:p>
          </table:table-cell>
          <table:table-cell table:style-name="ce121" office:value-type="string" calcext:value-type="string">
            <text:p>S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9"/>
          <table:table-cell table:style-name="ce122"/>
          <table:table-cell table:style-name="ce109"/>
          <table:table-cell table:style-name="ce122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Pissenlit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2"/>
          <table:table-cell table:style-name="ce60"/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9"/>
          <table:table-cell table:style-name="ce122"/>
          <table:table-cell table:style-name="ce109"/>
          <table:table-cell table:style-name="ce122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Poireau</text:p>
          </table:table-cell>
          <table:table-cell table:style-name="ce67"/>
          <table:table-cell table:style-name="ce82"/>
          <table:table-cell table:style-name="ce67"/>
          <table:table-cell table:style-name="ce82"/>
          <table:table-cell table:style-name="ce67"/>
          <table:table-cell table:style-name="ce82" office:value-type="string" calcext:value-type="string">
            <text:p>S</text:p>
          </table:table-cell>
          <table:table-cell table:style-name="ce67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68" office:value-type="string" calcext:value-type="string">
            <text:p>PS</text:p>
          </table:table-cell>
          <table:table-cell table:style-name="ce83" office:value-type="string" calcext:value-type="string">
            <text:p>PS</text:p>
          </table:table-cell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54" table:number-columns-repeated="999"/>
        </table:table-row>
        <table:table-row table:style-name="ro5">
          <table:table-cell table:style-name="ce51" office:value-type="string" calcext:value-type="string">
            <text:p>Pois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0"/>
          <table:table-cell table:style-name="ce67"/>
          <table:table-cell table:style-name="ce82"/>
          <table:table-cell table:style-name="ce67"/>
          <table:table-cell table:style-name="ce8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Poivron Abris</text:p>
          </table:table-cell>
          <table:table-cell table:style-name="ce60"/>
          <table:table-cell table:style-name="ce80"/>
          <table:table-cell table:style-name="ce60"/>
          <table:table-cell table:style-name="ce80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107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Pomme de terr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2"/>
          <table:table-cell table:style-name="ce109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51" office:value-type="string" calcext:value-type="string">
            <text:p>Pomme de terr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P</text:p>
          </table:table-cell>
          <table:table-cell table:style-name="ce83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22"/>
          <table:table-cell table:style-name="ce109"/>
          <table:table-cell table:style-name="ce122"/>
          <table:table-cell table:style-name="ce109"/>
          <table:table-cell table:style-name="ce122"/>
          <table:table-cell table:style-name="ce109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50" office:value-type="string" calcext:value-type="string">
            <text:p>Radis Abris</text:p>
          </table:table-cell>
          <table:table-cell table:style-name="ce60"/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2"/>
          <table:table-cell table:style-name="ce67"/>
          <table:table-cell table:style-name="ce82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21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9"/>
          <table:table-cell table:style-name="ce109"/>
          <table:table-cell table:style-name="ce122"/>
          <table:table-cell table:style-name="ce109"/>
          <table:table-cell table:style-name="ce119"/>
          <table:table-cell table:style-name="ce54" table:number-columns-repeated="999"/>
        </table:table-row>
        <table:table-row table:style-name="ro5">
          <table:table-cell table:style-name="ce48" office:value-type="string" calcext:value-type="string">
            <text:p>Radis 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20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20" office:value-type="string" calcext:value-type="string">
            <text:p>S</text:p>
          </table:table-cell>
          <table:table-cell table:style-name="ce109"/>
          <table:table-cell table:style-name="ce122"/>
          <table:table-cell table:style-name="ce109"/>
          <table:table-cell table:style-name="ce122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53" office:value-type="string" calcext:value-type="string">
            <text:p>Tomate</text:p>
          </table:table-cell>
          <table:table-cell table:style-name="ce64"/>
          <table:table-cell table:style-name="ce85"/>
          <table:table-cell table:style-name="ce64" office:value-type="string" calcext:value-type="string">
            <text:p>S</text:p>
          </table:table-cell>
          <table:table-cell table:style-name="ce85" office:value-type="string" calcext:value-type="string">
            <text:p>S</text:p>
          </table:table-cell>
          <table:table-cell table:style-name="ce64" office:value-type="string" calcext:value-type="string">
            <text:p>S</text:p>
          </table:table-cell>
          <table:table-cell table:style-name="ce85"/>
          <table:table-cell table:style-name="ce64"/>
          <table:table-cell table:style-name="ce98" office:value-type="string" calcext:value-type="string">
            <text:p>P</text:p>
          </table:table-cell>
          <table:table-cell table:style-name="ce99" office:value-type="string" calcext:value-type="string">
            <text:p>P</text:p>
          </table:table-cell>
          <table:table-cell table:style-name="ce98" office:value-type="string" calcext:value-type="string">
            <text:p>P</text:p>
          </table:table-cell>
          <table:table-cell table:style-name="ce64"/>
          <table:table-cell table:style-name="ce85"/>
          <table:table-cell table:style-name="ce111"/>
          <table:table-cell table:style-name="ce123"/>
          <table:table-cell table:style-name="ce111"/>
          <table:table-cell table:style-name="ce123"/>
          <table:table-cell table:style-name="ce111"/>
          <table:table-cell table:style-name="ce123"/>
          <table:table-cell table:style-name="ce111"/>
          <table:table-cell table:style-name="ce123"/>
          <table:table-cell table:style-name="ce111"/>
          <table:table-cell table:style-name="ce134"/>
          <table:table-cell table:style-name="ce137"/>
          <table:table-cell table:style-name="ce134"/>
          <table:table-cell table:style-name="ce54" table:number-columns-repeated="999"/>
        </table:table-row>
        <table:table-row table:style-name="ro5" table:number-rows-repeated="4">
          <table:table-cell table:style-name="ce54"/>
          <table:table-cell table:style-name="ce70" table:number-columns-repeated="12"/>
          <table:table-cell table:style-name="ce54" table:number-columns-repeated="1011"/>
        </table:table-row>
        <table:table-row table:style-name="ro5" table:number-rows-repeated="104">
          <table:table-cell table:style-name="ce55"/>
          <table:table-cell table:style-name="ce70" table:number-columns-repeated="12"/>
          <table:table-cell table:style-name="ce54"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N°1'.$A$1" table:cell-range-address="$'N°2'.$A$1:.$Y$25" table:range-usable-as="print-range"/>
        </table:named-expressions>
      </table:table>
      <table:table table:name="Feuil3" table:style-name="ta4" table:print-ranges="Feuil3.A1:Feuil3.Y156">
        <office:forms form:automatic-focus="false" form:apply-design-mode="false"/>
        <table:table-column table:style-name="co13" table:default-cell-style-name="ce155"/>
        <table:table-column table:style-name="co11" table:number-columns-repeated="12" table:default-cell-style-name="ce71"/>
        <table:table-column table:style-name="co11" table:number-columns-repeated="12" table:default-cell-style-name="ce112"/>
        <table:table-column table:style-name="co5" table:number-columns-repeated="31" table:default-cell-style-name="ce112"/>
        <table:table-column table:style-name="co12" table:number-columns-repeated="201" table:default-cell-style-name="ce112"/>
        <table:table-column table:style-name="co12" table:number-columns-repeated="767" table:default-cell-style-name="Default"/>
        <table:table-row table:style-name="ro2">
          <table:table-cell table:style-name="ce145"/>
          <table:table-cell table:style-name="ce57" office:value-type="string" calcext:value-type="string" table:number-columns-spanned="2" table:number-rows-spanned="1">
            <text:p>janvier</text:p>
          </table:table-cell>
          <table:covered-table-cell table:style-name="ce87"/>
          <table:table-cell table:style-name="ce66" office:value-type="string" calcext:value-type="string" table:number-columns-spanned="2" table:number-rows-spanned="1">
            <text:p>février</text:p>
          </table:table-cell>
          <table:covered-table-cell table:style-name="ce81"/>
          <table:table-cell table:style-name="ce171" office:value-type="string" calcext:value-type="string" table:number-columns-spanned="2" table:number-rows-spanned="1">
            <text:p>mars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vril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i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n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oû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sept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octo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nov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décembre</text:p>
          </table:table-cell>
          <table:covered-table-cell table:style-name="ce81"/>
          <table:table-cell table:number-columns-repeated="999"/>
        </table:table-row>
        <table:table-row table:style-name="ro7">
          <table:table-cell table:style-name="ce146" office:value-type="string" calcext:value-type="string">
            <text:p>Quinzaine</text:p>
          </table:table-cell>
          <table:table-cell table:style-name="ce5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Fenouil Abris</text:p>
          </table:table-cell>
          <table:table-cell table:style-name="ce60"/>
          <table:table-cell table:style-name="ce90"/>
          <table:table-cell table:style-name="ce60"/>
          <table:table-cell table:style-name="ce166" office:value-type="string" calcext:value-type="string">
            <text:p>P</text:p>
          </table:table-cell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7">
          <table:table-cell table:style-name="ce148" office:value-type="string" calcext:value-type="string">
            <text:p>Fenouil 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80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Fenouil 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80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Fenouil 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79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éleri branch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79" office:value-type="string" calcext:value-type="string">
            <text:p>P</text:p>
          </table:table-cell>
          <table:table-cell table:style-name="ce180" office:value-type="string" calcext:value-type="string">
            <text:p>P</text:p>
          </table:table-cell>
          <table:table-cell table:style-name="ce179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Chicorées sauvages</text:p>
          </table:table-cell>
          <table:table-cell table:style-name="ce67" office:value-type="string" calcext:value-type="string">
            <text:p>R</text:p>
          </table:table-cell>
          <table:table-cell table:style-name="ce97" office:value-type="string" calcext:value-type="string">
            <text:p>R</text:p>
          </table:table-cell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5">
          <table:table-cell table:style-name="ce149" office:value-type="string" calcext:value-type="string">
            <text:p>Chicorées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8"/>
          <table:table-cell table:style-name="ce106"/>
          <table:table-cell table:style-name="ce181" office:value-type="string" calcext:value-type="string">
            <text:p>P</text:p>
          </table:table-cell>
          <table:table-cell table:style-name="ce54"/>
          <table:table-cell table:style-name="ce119"/>
          <table:table-cell table:style-name="ce107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7"/>
          <table:table-cell table:style-name="ce119"/>
          <table:table-cell table:style-name="ce54" table:number-columns-repeated="999"/>
        </table:table-row>
        <table:table-row table:style-name="ro7">
          <table:table-cell table:style-name="ce148" office:value-type="string" calcext:value-type="string">
            <text:p>Chicorées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79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Mâche plein champ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Mâche abris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18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Mâche abris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Mâche abris</text:p>
          </table:table-cell>
          <table:table-cell table:style-name="ce67" office:value-type="string" calcext:value-type="string">
            <text:p>R</text:p>
          </table:table-cell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3">
          <table:table-cell table:style-name="ce147" office:value-type="string" calcext:value-type="string">
            <text:p>Mâche abris</text:p>
          </table:table-cell>
          <table:table-cell table:style-name="ce60"/>
          <table:table-cell table:style-name="ce97" office:value-type="string" calcext:value-type="string">
            <text:p>R</text:p>
          </table:table-cell>
          <table:table-cell table:style-name="ce164" office:value-type="string" calcext:value-type="string">
            <text:p>R</text:p>
          </table:table-cell>
          <table:table-cell table:style-name="ce85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Mâche abris</text:p>
          </table:table-cell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Mâche abris</text:p>
          </table:table-cell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83" office:value-type="string" calcext:value-type="string">
            <text:p>P</text:p>
          </table:table-cell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Blette Abris</text:p>
          </table:table-cell>
          <table:table-cell table:style-name="ce67" office:value-type="string" calcext:value-type="string">
            <text:p>R</text:p>
          </table:table-cell>
          <table:table-cell table:style-name="ce97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72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Blette Abris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73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Blette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81" office:value-type="string" calcext:value-type="string">
            <text:p>P</text:p>
          </table:table-cell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Blette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166" office:value-type="string" calcext:value-type="string">
            <text:p>P</text:p>
          </table:table-cell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156" office:value-type="string" calcext:value-type="string">
            <text:p>S</text:p>
          </table:table-cell>
          <table:table-cell table:style-name="ce88"/>
          <table:table-cell table:style-name="ce58"/>
          <table:table-cell table:style-name="ce138"/>
          <table:table-cell table:style-name="ce159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58"/>
          <table:table-cell table:style-name="ce161" office:value-type="string" calcext:value-type="string">
            <text:p>S</text:p>
          </table:table-cell>
          <table:table-cell table:style-name="ce58"/>
          <table:table-cell table:style-name="ce138"/>
          <table:table-cell table:style-name="ce159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58"/>
          <table:table-cell table:style-name="ce88"/>
          <table:table-cell table:style-name="ce156" office:value-type="string" calcext:value-type="string">
            <text:p>S</text:p>
          </table:table-cell>
          <table:table-cell table:style-name="ce138"/>
          <table:table-cell table:style-name="ce159"/>
          <table:table-cell table:style-name="ce138"/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</text:p>
          </table:table-cell>
          <table:table-cell table:style-name="ce58"/>
          <table:table-cell table:style-name="ce88"/>
          <table:table-cell table:style-name="ce156" office:value-type="string" calcext:value-type="string">
            <text:p>S</text:p>
          </table:table-cell>
          <table:table-cell table:style-name="ce138"/>
          <table:table-cell table:style-name="ce159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Radis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Epinard Abris</text:p>
          </table:table-cell>
          <table:table-cell table:style-name="ce67" office:value-type="string" calcext:value-type="string">
            <text:p>R</text:p>
          </table:table-cell>
          <table:table-cell table:style-name="ce97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74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8" office:value-type="string" calcext:value-type="string">
            <text:p>S</text:p>
          </table:table-cell>
          <table:table-cell table:style-name="ce118"/>
          <table:table-cell table:style-name="ce106"/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Epinard 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74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21" office:value-type="string" calcext:value-type="string">
            <text:p>S</text:p>
          </table:table-cell>
          <table:table-cell table:style-name="ce106"/>
          <table:table-cell table:style-name="ce118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Epinard 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75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Féve Abris</text:p>
          </table:table-cell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59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4" office:value-type="string" calcext:value-type="string">
            <text:p>R</text:p>
          </table:table-cell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Fév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Fév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S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7" office:value-type="string" calcext:value-type="string">
            <text:p>Féve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Pois Abris</text:p>
          </table:table-cell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59" office:value-type="string" calcext:value-type="string">
            <text:p>P</text:p>
          </table:table-cell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3">
          <table:table-cell table:style-name="ce147" office:value-type="string" calcext:value-type="string">
            <text:p>Pois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2">
          <table:table-cell table:style-name="ce145"/>
          <table:table-cell table:style-name="ce57" office:value-type="string" calcext:value-type="string" table:number-columns-spanned="2" table:number-rows-spanned="1">
            <text:p>janvier</text:p>
          </table:table-cell>
          <table:covered-table-cell table:style-name="ce87"/>
          <table:table-cell table:style-name="ce66" office:value-type="string" calcext:value-type="string" table:number-columns-spanned="2" table:number-rows-spanned="1">
            <text:p>février</text:p>
          </table:table-cell>
          <table:covered-table-cell table:style-name="ce81"/>
          <table:table-cell table:style-name="ce171" office:value-type="string" calcext:value-type="string" table:number-columns-spanned="2" table:number-rows-spanned="1">
            <text:p>mars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vril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i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n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oû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sept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octo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nov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décembre</text:p>
          </table:table-cell>
          <table:covered-table-cell table:style-name="ce81"/>
          <table:table-cell table:number-columns-repeated="999"/>
        </table:table-row>
        <table:table-row table:style-name="ro7">
          <table:table-cell table:style-name="ce146" office:value-type="string" calcext:value-type="string">
            <text:p>Quinzaine</text:p>
          </table:table-cell>
          <table:table-cell table:style-name="ce5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Pois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3" office:value-type="string" calcext:value-type="string">
            <text:p>S</text:p>
          </table:table-cell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43" table:number-columns-repeated="999"/>
        </table:table-row>
        <table:table-row table:style-name="ro5">
          <table:table-cell table:style-name="ce149" office:value-type="string" calcext:value-type="string">
            <text:p>Pois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Oignon blanc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Harico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Melon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Melon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Melon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tt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5"/>
          <table:table-cell table:style-name="ce57" office:value-type="string" calcext:value-type="string" table:number-columns-spanned="2" table:number-rows-spanned="1">
            <text:p>janvier</text:p>
          </table:table-cell>
          <table:covered-table-cell table:style-name="ce87"/>
          <table:table-cell table:style-name="ce66" office:value-type="string" calcext:value-type="string" table:number-columns-spanned="2" table:number-rows-spanned="1">
            <text:p>février</text:p>
          </table:table-cell>
          <table:covered-table-cell table:style-name="ce81"/>
          <table:table-cell table:style-name="ce171" office:value-type="string" calcext:value-type="string" table:number-columns-spanned="2" table:number-rows-spanned="1">
            <text:p>mars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vril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i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n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oû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sept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octo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nov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décembre</text:p>
          </table:table-cell>
          <table:covered-table-cell table:style-name="ce81"/>
          <table:table-cell table:number-columns-repeated="999"/>
        </table:table-row>
        <table:table-row table:style-name="ro7">
          <table:table-cell table:style-name="ce146" office:value-type="string" calcext:value-type="string">
            <text:p>Quinzaine</text:p>
          </table:table-cell>
          <table:table-cell table:style-name="ce5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ncombr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vron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7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vron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Aubergine abris</text:p>
          </table:table-cell>
          <table:table-cell table:style-name="ce58"/>
          <table:table-cell table:style-name="ce161" office:value-type="string" calcext:value-type="string">
            <text:p>S</text:p>
          </table:table-cell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Aubergine abris</text:p>
          </table:table-cell>
          <table:table-cell table:style-name="ce58"/>
          <table:table-cell table:style-name="ce88"/>
          <table:table-cell table:style-name="ce58"/>
          <table:table-cell table:style-name="ce167" office:value-type="string" calcext:value-type="string">
            <text:p>S</text:p>
          </table:table-cell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Aubergin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Aubergin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156" office:value-type="string" calcext:value-type="string">
            <text:p>S</text:p>
          </table:table-cell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58"/>
          <table:table-cell table:style-name="ce161" office:value-type="string" calcext:value-type="string">
            <text:p>S</text:p>
          </table:table-cell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58"/>
          <table:table-cell table:style-name="ce88"/>
          <table:table-cell table:style-name="ce58"/>
          <table:table-cell table:style-name="ce167" office:value-type="string" calcext:value-type="string">
            <text:p>S</text:p>
          </table:table-cell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Tomate abri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s semée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Courges plantée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mme de terre abris</text:p>
          </table:table-cell>
          <table:table-cell table:style-name="ce58"/>
          <table:table-cell table:style-name="ce88"/>
          <table:table-cell table:style-name="ce165" office:value-type="string" calcext:value-type="string">
            <text:p>P</text:p>
          </table:table-cell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mme de terre primeur</text:p>
          </table:table-cell>
          <table:table-cell table:style-name="ce58"/>
          <table:table-cell table:style-name="ce88"/>
          <table:table-cell table:style-name="ce58"/>
          <table:table-cell table:style-name="ce168" office:value-type="string" calcext:value-type="string">
            <text:p>P</text:p>
          </table:table-cell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mme de terre de gard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reau abris</text:p>
          </table:table-cell>
          <table:table-cell table:style-name="ce58"/>
          <table:table-cell table:style-name="ce88"/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159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reau été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reau automne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142" table:number-columns-repeated="999"/>
        </table:table-row>
        <table:table-row table:style-name="ro7">
          <table:table-cell table:style-name="ce148" office:value-type="string" calcext:value-type="string">
            <text:p>Poireau hivers</text:p>
          </table:table-cell>
          <table:table-cell table:style-name="ce157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60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50" office:value-type="string" calcext:value-type="string">
            <text:p>Oignon bulbille</text:p>
          </table:table-cell>
          <table:table-cell table:style-name="ce58"/>
          <table:table-cell table:style-name="ce88"/>
          <table:table-cell table:style-name="ce58"/>
          <table:table-cell table:style-name="ce168" office:value-type="string" calcext:value-type="string">
            <text:p>P</text:p>
          </table:table-cell>
          <table:table-cell table:style-name="ce177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85" table:number-columns-repeated="999"/>
        </table:table-row>
        <table:table-row table:style-name="ro2">
          <table:table-cell table:style-name="ce150" office:value-type="string" calcext:value-type="string">
            <text:p>Oignon semis</text:p>
          </table:table-cell>
          <table:table-cell table:style-name="ce58"/>
          <table:table-cell table:style-name="ce88"/>
          <table:table-cell table:style-name="ce58"/>
          <table:table-cell table:style-name="ce167" office:value-type="string" calcext:value-type="string">
            <text:p>S</text:p>
          </table:table-cell>
          <table:table-cell table:style-name="ce176" office:value-type="string" calcext:value-type="string">
            <text:p>S</text:p>
          </table:table-cell>
          <table:table-cell table:style-name="ce167" office:value-type="string" calcext:value-type="string">
            <text:p>S</text:p>
          </table:table-cell>
          <table:table-cell table:style-name="ce156" office:value-type="string" calcext:value-type="string">
            <text:p>S</text:p>
          </table:table-cell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85" table:number-columns-repeated="999"/>
        </table:table-row>
        <table:table-row table:style-name="ro5">
          <table:table-cell table:style-name="ce147" office:value-type="string" calcext:value-type="string">
            <text:p>Navet Abris</text:p>
          </table:table-cell>
          <table:table-cell table:style-name="ce68" office:value-type="string" calcext:value-type="string">
            <text:p>S</text:p>
          </table:table-cell>
          <table:table-cell table:style-name="ce80"/>
          <table:table-cell table:style-name="ce59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149" office:value-type="string" calcext:value-type="string">
            <text:p>Navet</text:p>
          </table:table-cell>
          <table:table-cell table:style-name="ce60"/>
          <table:table-cell table:style-name="ce80"/>
          <table:table-cell table:style-name="ce60"/>
          <table:table-cell table:style-name="ce80"/>
          <table:table-cell table:style-name="ce68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9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0"/>
          <table:table-cell table:style-name="ce80"/>
          <table:table-cell table:style-name="ce106"/>
          <table:table-cell table:style-name="ce118"/>
          <table:table-cell table:style-name="ce106"/>
          <table:table-cell table:style-name="ce119"/>
          <table:table-cell table:style-name="ce107"/>
          <table:table-cell table:style-name="ce118"/>
          <table:table-cell table:style-name="ce106"/>
          <table:table-cell table:style-name="ce118"/>
          <table:table-cell table:style-name="ce106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7" office:value-type="string" calcext:value-type="string">
            <text:p>S</text:p>
          </table:table-cell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49" office:value-type="string" calcext:value-type="string">
            <text:p>Navet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84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Echalote</text:p>
          </table:table-cell>
          <table:table-cell table:style-name="ce58"/>
          <table:table-cell table:style-name="ce88"/>
          <table:table-cell table:style-name="ce58"/>
          <table:table-cell table:style-name="ce168" office:value-type="string" calcext:value-type="string">
            <text:p>P</text:p>
          </table:table-cell>
          <table:table-cell table:style-name="ce177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8">
          <table:table-cell table:style-name="ce148" office:value-type="string" calcext:value-type="string">
            <text:p>choux de bruxelle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5"/>
          <table:table-cell table:style-name="ce57" office:value-type="string" calcext:value-type="string" table:number-columns-spanned="2" table:number-rows-spanned="1">
            <text:p>janvier</text:p>
          </table:table-cell>
          <table:covered-table-cell table:style-name="ce87"/>
          <table:table-cell table:style-name="ce66" office:value-type="string" calcext:value-type="string" table:number-columns-spanned="2" table:number-rows-spanned="1">
            <text:p>février</text:p>
          </table:table-cell>
          <table:covered-table-cell table:style-name="ce81"/>
          <table:table-cell table:style-name="ce171" office:value-type="string" calcext:value-type="string" table:number-columns-spanned="2" table:number-rows-spanned="1">
            <text:p>mars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vril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mai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n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juille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août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sept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octo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novembre</text:p>
          </table:table-cell>
          <table:covered-table-cell table:style-name="ce81"/>
          <table:table-cell table:style-name="ce66" office:value-type="string" calcext:value-type="string" table:number-columns-spanned="2" table:number-rows-spanned="1">
            <text:p>décembre</text:p>
          </table:table-cell>
          <table:covered-table-cell table:style-name="ce81"/>
          <table:table-cell table:number-columns-repeated="999"/>
        </table:table-row>
        <table:table-row table:style-name="ro7">
          <table:table-cell table:style-name="ce146" office:value-type="string" calcext:value-type="string">
            <text:p>Quinzaine</text:p>
          </table:table-cell>
          <table:table-cell table:style-name="ce5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de bruxelles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de bruxelles</text:p>
          </table:table-cell>
          <table:table-cell table:style-name="ce157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fleur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77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fleur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fleur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fleur</text:p>
          </table:table-cell>
          <table:table-cell table:style-name="ce157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60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Choux brocoli Abris</text:p>
          </table:table-cell>
          <table:table-cell table:style-name="ce60"/>
          <table:table-cell table:style-name="ce90"/>
          <table:table-cell table:style-name="ce107"/>
          <table:table-cell table:style-name="ce170" office:value-type="string" calcext:value-type="string">
            <text:p>P</text:p>
          </table:table-cell>
          <table:table-cell table:style-name="ce158"/>
          <table:table-cell table:style-name="ce80"/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0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Choux brocoli</text:p>
          </table:table-cell>
          <table:table-cell table:style-name="ce158"/>
          <table:table-cell table:style-name="ce90"/>
          <table:table-cell table:style-name="ce107"/>
          <table:table-cell table:style-name="ce80"/>
          <table:table-cell table:style-name="ce158"/>
          <table:table-cell table:style-name="ce170" office:value-type="string" calcext:value-type="string">
            <text:p>P</text:p>
          </table:table-cell>
          <table:table-cell table:style-name="ce59" office:value-type="string" calcext:value-type="string">
            <text:p>P</text:p>
          </table:table-cell>
          <table:table-cell table:style-name="ce170" office:value-type="string" calcext:value-type="string">
            <text:p>P</text:p>
          </table:table-cell>
          <table:table-cell table:style-name="ce59" office:value-type="string" calcext:value-type="string">
            <text:p>P</text:p>
          </table:table-cell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18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2">
          <table:table-cell table:style-name="ce147" office:value-type="string" calcext:value-type="string">
            <text:p>Choux brocoli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de Milan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de Milan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de Milan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de Milan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de Milan</text:p>
          </table:table-cell>
          <table:table-cell table:style-name="ce160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60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rouge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rouge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rouge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51" office:value-type="string" calcext:value-type="string">
            <text:p>Choux rouge</text:p>
          </table:table-cell>
          <table:table-cell table:style-name="ce160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52" office:value-type="string" calcext:value-type="string">
            <text:p>Choux pointu d'automne</text:p>
          </table:table-cell>
          <table:table-cell table:style-name="ce159"/>
          <table:table-cell table:style-name="ce88"/>
          <table:table-cell table:style-name="ce58"/>
          <table:table-cell table:style-name="ce138"/>
          <table:table-cell table:style-name="ce159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pointu printemps</text:p>
          </table:table-cell>
          <table:table-cell table:style-name="ce58"/>
          <table:table-cell table:style-name="ce88"/>
          <table:table-cell table:style-name="ce165" office:value-type="string" calcext:value-type="string">
            <text:p>P</text:p>
          </table:table-cell>
          <table:table-cell table:style-name="ce138"/>
          <table:table-cell table:style-name="ce159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58"/>
          <table:table-cell table:style-name="ce88"/>
          <table:table-cell table:style-name="ce58"/>
          <table:table-cell table:style-name="ce168" office:value-type="string" calcext:value-type="string">
            <text:p>P</text:p>
          </table:table-cell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82" office:value-type="string" calcext:value-type="string">
            <text:p>R</text:p>
          </table:table-cell>
          <table:table-cell table:style-name="ce184" office:value-type="string" calcext:value-type="string">
            <text:p>R</text:p>
          </table:table-cell>
          <table:table-cell table:style-name="ce182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58"/>
          <table:table-cell table:style-name="ce88"/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157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58"/>
          <table:table-cell table:style-name="ce138"/>
          <table:table-cell table:style-name="ce159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houx cabus blanc</text:p>
          </table:table-cell>
          <table:table-cell table:style-name="ce58"/>
          <table:table-cell table:style-name="ce88"/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60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142" table:number-columns-repeated="999"/>
        </table:table-row>
        <table:table-row table:style-name="ro2">
          <table:table-cell table:style-name="ce148" office:value-type="string" calcext:value-type="string">
            <text:p>Céleri Rave</text:p>
          </table:table-cell>
          <table:table-cell table:style-name="ce58"/>
          <table:table-cell table:style-name="ce88"/>
          <table:table-cell table:style-name="ce58"/>
          <table:table-cell table:style-name="ce167" office:value-type="string" calcext:value-type="string">
            <text:p>S</text:p>
          </table:table-cell>
          <table:table-cell table:style-name="ce176" office:value-type="string" calcext:value-type="string">
            <text:p>S</text:p>
          </table:table-cell>
          <table:table-cell table:style-name="ce167" office:value-type="string" calcext:value-type="string">
            <text:p>S</text:p>
          </table:table-cell>
          <table:table-cell table:style-name="ce156" office:value-type="string" calcext:value-type="string">
            <text:p>S</text:p>
          </table:table-cell>
          <table:table-cell table:style-name="ce138"/>
          <table:table-cell table:style-name="ce58"/>
          <table:table-cell table:style-name="ce168" office:value-type="string" calcext:value-type="string">
            <text:p>P</text:p>
          </table:table-cell>
          <table:table-cell table:style-name="ce165" office:value-type="string" calcext:value-type="string">
            <text:p>P</text:p>
          </table:table-cell>
          <table:table-cell table:style-name="ce138"/>
          <table:table-cell table:style-name="ce58"/>
          <table:table-cell table:style-name="ce138"/>
          <table:table-cell table:style-name="ce58"/>
          <table:table-cell table:style-name="ce138"/>
          <table:table-cell table:style-name="ce58"/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57" office:value-type="string" calcext:value-type="string">
            <text:p>R</text:p>
          </table:table-cell>
          <table:table-cell table:style-name="ce169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Carotte Abris</text:p>
          </table:table-cell>
          <table:table-cell table:style-name="ce68" office:value-type="string" calcext:value-type="string">
            <text:p>S</text:p>
          </table:table-cell>
          <table:table-cell table:style-name="ce163" office:value-type="string" calcext:value-type="string">
            <text:p>S</text:p>
          </table:table-cell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Carotte été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75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106"/>
          <table:table-cell table:style-name="ce118"/>
          <table:table-cell table:style-name="ce54" table:number-columns-repeated="999"/>
        </table:table-row>
        <table:table-row table:style-name="ro5">
          <table:table-cell table:style-name="ce147" office:value-type="string" calcext:value-type="string">
            <text:p>Carotte conservation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70"/>
          <table:table-cell table:style-name="ce80"/>
          <table:table-cell table:style-name="ce60"/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106"/>
          <table:table-cell table:style-name="ce118"/>
          <table:table-cell table:style-name="ce106"/>
          <table:table-cell table:style-name="ce118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54" table:number-columns-repeated="999"/>
        </table:table-row>
        <table:table-row table:style-name="ro5">
          <table:table-cell table:style-name="ce148" office:value-type="string" calcext:value-type="string">
            <text:p>Betterave botte abris</text:p>
          </table:table-cell>
          <table:table-cell table:style-name="ce60"/>
          <table:table-cell table:style-name="ce90"/>
          <table:table-cell table:style-name="ce69" office:value-type="string" calcext:value-type="string">
            <text:p>S</text:p>
          </table:table-cell>
          <table:table-cell table:style-name="ce80"/>
          <table:table-cell table:style-name="ce178" office:value-type="string" calcext:value-type="string">
            <text:p>P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2" office:value-type="string" calcext:value-type="string">
            <text:p>R</text:p>
          </table:table-cell>
          <table:table-cell table:style-name="ce67" office:value-type="string" calcext:value-type="string">
            <text:p>R</text:p>
          </table:table-cell>
          <table:table-cell table:style-name="ce82" office:value-type="string" calcext:value-type="string">
            <text:p>R</text:p>
          </table:table-cell>
          <table:table-cell table:style-name="ce106"/>
          <table:table-cell table:style-name="ce118"/>
          <table:table-cell table:style-name="ce106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Betterave botte été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9" office:value-type="string" calcext:value-type="string">
            <text:p>S</text:p>
          </table:table-cell>
          <table:table-cell table:style-name="ce80"/>
          <table:table-cell table:style-name="ce60"/>
          <table:table-cell table:style-name="ce80"/>
          <table:table-cell table:style-name="ce60"/>
          <table:table-cell table:style-name="ce80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07"/>
          <table:table-cell table:style-name="ce119"/>
          <table:table-cell table:style-name="ce142" table:number-columns-repeated="999"/>
        </table:table-row>
        <table:table-row table:style-name="ro5">
          <table:table-cell table:style-name="ce147" office:value-type="string" calcext:value-type="string">
            <text:p>Betterave saison</text:p>
          </table:table-cell>
          <table:table-cell table:style-name="ce60"/>
          <table:table-cell table:style-name="ce90"/>
          <table:table-cell table:style-name="ce60"/>
          <table:table-cell table:style-name="ce80"/>
          <table:table-cell table:style-name="ce158"/>
          <table:table-cell table:style-name="ce80"/>
          <table:table-cell table:style-name="ce60"/>
          <table:table-cell table:style-name="ce80"/>
          <table:table-cell table:style-name="ce69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table:style-name="ce80"/>
          <table:table-cell table:style-name="ce106"/>
          <table:table-cell table:style-name="ce118"/>
          <table:table-cell table:style-name="ce106"/>
          <table:table-cell table:style-name="ce118"/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09" office:value-type="string" calcext:value-type="string">
            <text:p>R</text:p>
          </table:table-cell>
          <table:table-cell table:style-name="ce122" office:value-type="string" calcext:value-type="string">
            <text:p>R</text:p>
          </table:table-cell>
          <table:table-cell table:style-name="ce142" table:number-columns-repeated="999"/>
        </table:table-row>
        <table:table-row table:style-name="ro6" table:number-rows-repeated="2">
          <table:table-cell table:style-name="ce153"/>
          <table:table-cell table:style-name="ce70" table:number-columns-repeated="12"/>
          <table:table-cell table:style-name="ce143" table:number-columns-repeated="1011"/>
        </table:table-row>
        <table:table-row table:style-name="ro5" table:number-rows-repeated="16">
          <table:table-cell table:style-name="ce153"/>
          <table:table-cell table:style-name="ce70" table:number-columns-repeated="12"/>
          <table:table-cell table:style-name="ce143" table:number-columns-repeated="1011"/>
        </table:table-row>
        <table:table-row table:style-name="ro2">
          <table:table-cell table:style-name="ce15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144" table:number-columns-repeated="999"/>
        </table:table-row>
        <table:table-row table:style-name="ro5" table:number-rows-repeated="14">
          <table:table-cell table:style-name="ce153"/>
          <table:table-cell table:style-name="ce70" table:number-columns-repeated="12"/>
          <table:table-cell table:style-name="ce143" table:number-columns-repeated="1011"/>
        </table:table-row>
        <table:table-row table:style-name="ro5" table:number-rows-repeated="4">
          <table:table-cell table:style-name="ce154"/>
          <table:table-cell table:style-name="ce70" table:number-columns-repeated="12"/>
          <table:table-cell table:style-name="ce54" table:number-columns-repeated="1011"/>
        </table:table-row>
        <table:table-row table:style-name="ro5" table:number-rows-repeated="104">
          <table:table-cell/>
          <table:table-cell table:style-name="ce70" table:number-columns-repeated="12"/>
          <table:table-cell table:style-name="ce54" table:number-columns-repeated="1011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N°1'.$A$1" table:cell-range-address="$Feuil3.$A$1:.$Y$1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F</number:text>
    </number:number-style>
    <number:number-style style:name="N132">
      <number:text>-</number:text>
      <number:number number:decimal-places="0" number:min-integer-digits="1" number:grouping="true"/>
      <number:text> F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F</number:text>
    </number:number-style>
    <number:number-style style:name="N134">
      <number:text>-</number:text>
      <number:number number: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36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36P2" style:volatile="true">
      <number:text> </number:text>
      <loext:fill-character> </loext:fill-character>
      <number:text>- F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number:text> </number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</number:date-style>
    <number:number-style style:name="N141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799in" fo:margin-bottom="0.6098in" fo:margin-left="0.3098in" fo:margin-right="0.2098in" style:first-page-number="continue" style:scale-to-X="1" style:scale-to-Y="1" style:writing-mode="lr-tb"/>
      <style:header-style>
        <style:header-footer-properties fo:min-height="0.2953in" fo:margin-left="0.4382in" fo:margin-right="0.5382in" fo:margin-bottom="0in"/>
      </style:header-style>
      <style:footer-style>
        <style:header-footer-properties fo:min-height="0.2953in" fo:margin-left="0.4382in" fo:margin-right="0.5382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3098in" fo:margin-bottom="0.6701in" fo:margin-left="0.2799in" fo:margin-right="0.3299in" style:first-page-number="continue" style:scale-to="100%" style:table-centering="both" style:writing-mode="lr-tb"/>
      <style:header-style>
        <style:header-footer-properties fo:min-height="0.2953in" fo:margin-left="0.4681in" fo:margin-right="0.4181in" fo:margin-bottom="0in"/>
      </style:header-style>
      <style:footer-style>
        <style:header-footer-properties fo:min-height="0.2953in" fo:margin-left="0.4681in" fo:margin-right="0.4181in" fo:margin-top="0in"/>
      </style:footer-style>
    </style:page-layout>
    <style:page-layout style:name="Mpm6">
      <style:page-layout-properties fo:page-width="11.6929in" fo:page-height="8.2681in" style:num-format="1" style:print-orientation="landscape" fo:margin-top="0.6201in" fo:margin-bottom="0.6098in" fo:margin-left="0.5701in" fo:margin-right="0.5in" style:first-page-number="continue" style:scale-to="100%" style:writing-mode="lr-tb"/>
      <style:header-style>
        <style:header-footer-properties fo:min-height="0.2953in" fo:margin-left="0.178in" fo:margin-right="0.248in" fo:margin-bottom="0in"/>
      </style:header-style>
      <style:footer-style>
        <style:header-footer-properties fo:min-height="0.2953in" fo:margin-left="0.17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_b0_1" style:display-name="PageStyle_N°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_b0_2" style:display-name="PageStyle_N°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21T13:03:58</meta:creation-date>
    <dc:creator>CS</dc:creator>
    <dc:date>2009-04-14T07:32:36</dc:date>
    <meta:print-date>2009-04-10T13:09:43</meta:print-date>
    <meta:document-statistic meta:table-count="4" meta:cell-count="1839" meta:object-count="0"/>
    <meta:generator>LibreOffice/4.2.5.2$Linux_X86_64 LibreOffice_project/61cb170a04bb1f12e77c884eab9192be736ec5f5</meta:generator>
  </office:meta>
</office:document-meta>
</file>